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EE0000037A803B8C8A483C48C9.png" manifest:media-type="image/png"/>
  <manifest:file-entry manifest:full-path="Pictures/1000020100000DF20000032608D0F491559922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623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5.55cm" fo:min-width="8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883cm"/>
    </style:style>
    <style:style style:name="gr7" style:family="graphic" style:parent-style-name="standard">
      <style:graphic-properties svg:stroke-width="0.03cm" svg:stroke-color="#000000" draw:marker-start-width="0.25cm" draw:marker-end-width="0.25cm" draw:fill="none" draw:textarea-vertical-align="middle" draw:auto-grow-height="false" fo:min-height="0.48cm" fo:min-width="0cm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9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282cm"/>
    </style:style>
    <style:style style:name="gr11" style:family="graphic" style:parent-style-name="standard">
      <style:graphic-properties svg:stroke-width="0.03cm" svg:stroke-color="#000000" draw:marker-start-width="0.25cm" draw:marker-end-width="0.25cm" draw:fill="none" draw:textarea-vertical-align="middle" draw:auto-grow-height="false" fo:min-height="0.52cm" fo:min-width="0.114cm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106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4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4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09cm"/>
    </style:style>
    <style:style style:name="gr18" style:family="graphic" style:parent-style-name="standard">
      <style:graphic-properties draw:stroke="none" draw:fill="none" fo:min-height="1.111cm"/>
    </style:style>
    <style:style style:name="gr19" style:family="graphic" style:parent-style-name="standard">
      <style:graphic-properties draw:stroke="none" draw:fill="none" fo:min-height="0.581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21" style:family="graphic" style:parent-style-name="standard">
      <style:graphic-properties svg:stroke-width="0.028cm" svg:stroke-color="#729fcf" draw:marker-start-width="0.242cm" draw:marker-end-width="0.242cm" draw:fill-color="#ffffff" draw:textarea-horizontal-align="justify" draw:textarea-vertical-align="middle" draw:auto-grow-height="false" fo:min-height="3.95cm" fo:min-width="6.793cm" fo:padding-top="0.139cm" fo:padding-bottom="0.139cm" fo:padding-left="0.264cm" fo:padding-right="0.264cm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24" style:family="graphic" style:parent-style-name="standard">
      <style:graphic-properties svg:stroke-width="0.028cm" svg:stroke-color="#729fcf" draw:marker-start-width="0.242cm" draw:marker-end-width="0.242cm" draw:fill-color="#ffffff" draw:textarea-horizontal-align="justify" draw:textarea-vertical-align="middle" draw:auto-grow-height="false" fo:min-height="3.922cm" fo:min-width="6.765cm" fo:padding-top="0.139cm" fo:padding-bottom="0.139cm" fo:padding-left="0.264cm" fo:padding-right="0.264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316cm" fo:min-width="7.466cm" fo:padding-top="0.142cm" fo:padding-bottom="0.142cm" fo:padding-left="0.267cm" fo:padding-right="0.267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draw:fill="none" fo:min-height="1.161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32" style:family="graphic" style:parent-style-name="standard">
      <style:graphic-properties svg:stroke-width="0.028cm" svg:stroke-color="#ffd7d7" draw:marker-start-width="0.242cm" draw:marker-end-width="0.242cm" draw:fill-color="#ffffff" draw:textarea-horizontal-align="justify" draw:textarea-vertical-align="middle" draw:auto-grow-height="false" fo:min-height="0.522cm" fo:min-width="5.672cm" fo:padding-top="0.139cm" fo:padding-bottom="0.139cm" fo:padding-left="0.264cm" fo:padding-right="0.264cm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2cm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4cm"/>
    </style:style>
    <style:style style:name="gr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52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3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738cm" fo:min-width="12.858cm"/>
    </style:style>
    <style:style style:name="gr54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55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0.749cm" fo:min-width="0cm"/>
    </style:style>
    <style:style style:name="gr56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55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8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63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25cm"/>
    </style:style>
    <style:style style:name="gr6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622cm" fo:min-width="1.072cm" fo:padding-top="0.139cm" fo:padding-bottom="0.139cm" fo:padding-left="0.264cm" fo:padding-right="0.26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4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8cm"/>
    </style:style>
    <style:style style:name="gr64" style:family="graphic" style:parent-style-name="standard">
      <style:graphic-properties svg:stroke-width="0.028cm" svg:stroke-color="#729fcf" draw:marker-start-width="0.242cm" draw:marker-end-width="0.242cm" draw:fill-color="#ffffff" draw:textarea-horizontal-align="justify" draw:textarea-vertical-align="middle" draw:auto-grow-height="false" fo:min-height="11.622cm" fo:min-width="10.872cm" fo:padding-top="0.139cm" fo:padding-bottom="0.139cm" fo:padding-left="0.264cm" fo:padding-right="0.264cm"/>
    </style:style>
    <style:style style:name="gr65" style:family="graphic" style:parent-style-name="standard" style:list-style-name="L3">
      <style:graphic-properties draw:stroke="none" draw:fill="none" fo:min-height="12.54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r7" style:family="presentation" style:parent-style-name="sub_5f_header_5f_-title">
      <style:graphic-properties draw:auto-grow-height="true" fo:min-height="3.465cm"/>
    </style:style>
    <style:style style:name="pr8" style:family="presentation" style:parent-style-name="sub_5f_header_5f_-title">
      <style:graphic-properties draw:auto-grow-height="true" fo:min-height="2.957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OpenSans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margin-left="0cm" fo:margin-right="0cm" fo:margin-top="0.4cm" fo:margin-bottom="0.4cm" fo:line-height="100%" fo:text-indent="0cm"/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.4cm" fo:margin-bottom="0.4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bf0041" style:font-name="OpenSans" fo:font-size="14pt"/>
    </style:style>
    <style:style style:name="P11" style:family="paragraph">
      <loext:graphic-properties draw:fill="none"/>
      <style:paragraph-properties fo:text-align="center"/>
      <style:text-properties style:font-name="OpenSans" fo:font-size="14pt"/>
    </style:style>
    <style:style style:name="P12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13" style:family="paragraph">
      <loext:graphic-properties draw:fill="none" draw:fill-color="#ffffff"/>
      <style:paragraph-properties style:writing-mode="lr-tb"/>
      <style:text-properties fo:color="#000000" style:font-name="OpenSans" fo:font-size="14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OpenSans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left="0cm" fo:margin-right="0cm" fo:margin-top="0.3cm" fo:margin-bottom="0.3cm" fo:line-height="100%" fo:text-indent="0cm"/>
      <style:text-properties fo:hyphenate="false"/>
    </style:style>
    <style:style style:name="P20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 fo:hyphenate="false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paragraph-properties fo:margin-left="0cm" fo:margin-right="0cm" fo:margin-top="0.2cm" fo:margin-bottom="0.2cm" fo:line-height="100%" fo:text-indent="0cm"/>
      <style:text-properties fo:hyphenate="false"/>
    </style:style>
    <style:style style:name="P23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P24" style:family="paragraph">
      <loext:graphic-properties draw:fill="none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style:font-name="OpenSans" fo:font-weight="bold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 draw:fill-color="#ffffff"/>
      <style:text-properties style:font-name="OpenSans"/>
    </style:style>
    <style:style style:name="P29" style:family="paragraph">
      <loext:graphic-properties draw:fill="none" draw:fill-color="#ffffff"/>
      <style:paragraph-properties style:writing-mode="lr-tb"/>
      <style:text-properties fo:color="#ce181e" fo:font-size="14pt" fo:font-weight="bold" style:font-size-asian="14pt" style:font-size-complex="14pt"/>
    </style:style>
    <style:style style:name="P30" style:family="paragraph">
      <loext:graphic-properties draw:fill="none" draw:fill-color="#ffffff"/>
      <style:paragraph-properties style:writing-mode="lr-tb"/>
      <style:text-properties fo:color="#72bf44" fo:font-size="14pt" fo:font-weight="bold" style:font-size-asian="14pt" style:font-size-complex="14pt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/>
      <style:paragraph-properties fo:margin-left="0cm" fo:margin-right="0cm" fo:margin-top="0.2cm" fo:margin-bottom="0.2cm" fo:line-height="100%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 fo:font-size="24pt" fo:font-weight="bold" style:font-size-asian="24pt" style:font-weight-asian="bold" style:font-size-complex="24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8" style:family="text">
      <style:text-properties fo:color="#bf0041" style:font-name="OpenSans" fo:font-size="14pt"/>
    </style:style>
    <style:style style:name="T9" style:family="text">
      <style:text-properties fo:color="#81d41a" style:font-name="OpenSans" fo:font-size="14pt"/>
    </style:style>
    <style:style style:name="T10" style:family="text">
      <style:text-properties fo:color="#000000" style:font-name="OpenSans" fo:font-size="14pt"/>
    </style:style>
    <style:style style:name="T11" style:family="text">
      <style:text-properties style:font-name="OpenSans" fo:font-size="14pt"/>
    </style:style>
    <style:style style:name="T12" style:family="text">
      <style:text-properties style:font-name="OpenSans"/>
    </style:style>
    <style:style style:name="T13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OpenSans" fo:font-weight="bold"/>
    </style:style>
    <style:style style:name="T17" style:family="text">
      <style:text-properties fo:color="#ce181e" fo:font-size="14pt" fo:font-weight="bold" style:font-size-asian="14pt" style:font-size-complex="14pt"/>
    </style:style>
    <style:style style:name="T18" style:family="text">
      <style:text-properties fo:color="#72bf44" fo:font-size="14pt" fo:font-weight="bold" style:font-size-asian="14pt" style:font-size-complex="14pt"/>
    </style:style>
    <style:style style:name="T19" style:family="text">
      <style:text-properties style:use-window-font-color="true" style:text-outline="false" style:text-line-through-style="none" style:text-line-through-type="none" style:font-name="Open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text:span text:style-name="T1">s</text:span><text:span text:style-name="T2"><text:line-break/></text:span><text:span text:style-name="T2">H</text:span><text:span text:style-name="T2">a</text:span><text:span text:style-name="T2">s</text:span><text:span text:style-name="T2">h</text:span><text:span text:style-name="T2">i</text:span><text:span text:style-name="T2">n</text:span><text:span text:style-name="T2">g</text:span><text:span text:style-name="T1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<text:s/></text:span><text:span text:style-name="T3">H</text:span><text:span text:style-name="T3">a</text:span><text:span text:style-name="T3">s</text:span><text:span text:style-name="T3">h</text:span><text:span text:style-name="T3">i</text:span><text:span text:style-name="T3">n</text:span><text:span text:style-name="T3">g</text:span><text:span text:style-name="T3"> </text:span><text:span text:style-name="T3">-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3" draw:text-style-name="P6" draw:layer="layout" svg:width="6.3cm" svg:height="1.445cm" svg:x="1.6cm" svg:y="3.938cm">
          <draw:text-box>
            <text:p><text:span text:style-name="T6">O</text:span><text:span text:style-name="T6">p</text:span><text:span text:style-name="T6">e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/text:p>
          </draw:text-box>
        </draw:frame>
        <draw:frame draw:style-name="gr4" draw:text-style-name="P8" draw:layer="layout" svg:width="18.8cm" svg:height="5.873cm" svg:x="2.4cm" svg:y="5.664cm">
          <draw:text-box>
            <text:list text:style-name="L3">
              <text:list-item>
                <text:p xml:id="id1" text:id="id1" text:style-name="P7"><text:span text:style-name="T7">create_hashtable : Create a Hashtable</text:span></text:p>
              </text:list-item>
              <text:list-item>
                <text:p xml:id="id2" text:id="id2" text:style-name="P7"><text:span text:style-name="T7">insert_hashtable: <text:s text:c="2"/>Insert an element in Hashtable</text:span></text:p>
              </text:list-item>
              <text:list-item>
                <text:p xml:id="id3" text:id="id3" text:style-name="P7"><text:span text:style-name="T7">search_hashtable: <text:s/>Search an element in Hashtable</text:span></text:p>
              </text:list-item>
              <text:list-item>
                <text:p xml:id="id4" text:id="id4" text:style-name="P7"><text:span text:style-name="T7">delete_hashtable : <text:s/>Delete the entire Hasht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<text:s/>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H</text:span><text:span text:style-name="T3">a</text:span><text:span text:style-name="T3">s</text:span><text:span text:style-name="T3">h</text:span><text:span text:style-name="T3">t</text:span><text:span text:style-name="T3">a</text:span><text:span text:style-name="T3">b</text:span><text:span text:style-name="T3">l</text:span><text:span text:style-name="T3">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5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)</text:span></text:p>
          </draw:text-box>
        </draw:frame>
        <draw:g>
          <draw:custom-shape draw:style-name="gr5" draw:text-style-name="P9" draw:layer="layout" svg:width="8.8cm" svg:height="5.8cm" svg:x="4cm" svg:y="4cm">
            <text:p/>
            <draw:enhanced-geometry svg:viewBox="0 0 21600 21600" draw:type="rectangle" draw:enhanced-path="M 0 0 L 21600 0 21600 21600 0 21600 0 0 Z N"/>
          </draw:custom-shape>
          <draw:g>
            <draw:frame draw:style-name="gr6" draw:text-style-name="P10" draw:layer="layout" svg:width="5.383cm" svg:height="0.831cm" svg:x="4.429cm" svg:y="4.369cm">
              <draw:text-box>
                <text:p><text:span text:style-name="T8">t</text:span><text:span text:style-name="T8">y</text:span><text:span text:style-name="T8">p</text:span><text:span text:style-name="T8">e</text:span><text:span text:style-name="T8">d</text:span><text:span text:style-name="T8">e</text:span><text:span text:style-name="T8">f </text:span><text:span text:style-name="T8">s</text:span><text:span text:style-name="T8">t</text:span><text:span text:style-name="T8">r</text:span><text:span text:style-name="T8">u</text:span><text:span text:style-name="T8">c</text:span><text:span text:style-name="T8">t </text:span><text:span text:style-name="T8">n</text:span><text:span text:style-name="T8">o</text:span><text:span text:style-name="T8">d</text:span><text:span text:style-name="T8">e</text:span></text:p>
              </draw:text-box>
            </draw:frame>
            <draw:custom-shape draw:style-name="gr7" draw:text-style-name="P11" draw:layer="layout" svg:width="0.644cm" svg:height="0.8cm" svg:x="4.549cm" svg:y="5.369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8" draw:text-style-name="P12" draw:layer="layout" svg:width="6.426cm" svg:height="0.831cm" svg:x="6.159cm" svg:y="5.969cm">
              <draw:text-box>
                <text:p><text:span text:style-name="T9"><text:s/></text:span><text:span text:style-name="T9">i</text:span><text:span text:style-name="T9">n</text:span><text:span text:style-name="T9">t </text:span><text:span text:style-name="T10">k</text:span><text:span text:style-name="T10">e</text:span><text:span text:style-name="T10">y</text:span><text:span text:style-name="T11">;</text:span></text:p>
              </draw:text-box>
            </draw:frame>
            <draw:frame draw:style-name="gr9" draw:text-style-name="P12" draw:layer="layout" svg:width="2.826cm" svg:height="0.831cm" svg:x="6.159cm" svg:y="6.731cm">
              <draw:text-box>
                <text:p><text:span text:style-name="T9">i</text:span><text:span text:style-name="T9">n</text:span><text:span text:style-name="T9">t </text:span><text:span text:style-name="T9">v</text:span><text:span text:style-name="T9">a</text:span><text:span text:style-name="T9">l</text:span><text:span text:style-name="T9">u</text:span><text:span text:style-name="T9">e</text:span><text:span text:style-name="T10">;</text:span></text:p>
              </draw:text-box>
            </draw:frame>
            <draw:frame draw:style-name="gr10" draw:text-style-name="P12" draw:layer="layout" svg:width="4.782cm" svg:height="0.831cm" svg:x="6.16cm" svg:y="7.493cm">
              <draw:text-box>
                <text:p><text:span text:style-name="T9">s</text:span><text:span text:style-name="T9">t</text:span><text:span text:style-name="T9">r</text:span><text:span text:style-name="T9">u</text:span><text:span text:style-name="T9">c</text:span><text:span text:style-name="T9">t </text:span><text:span text:style-name="T9">n</text:span><text:span text:style-name="T9">o</text:span><text:span text:style-name="T9">d</text:span><text:span text:style-name="T9">e</text:span><text:span text:style-name="T9">* </text:span><text:span text:style-name="T10">li</text:span><text:span text:style-name="T10">n</text:span><text:span text:style-name="T10">k</text:span><text:span text:style-name="T11">;</text:span></text:p>
              </draw:text-box>
            </draw:frame>
            <draw:custom-shape draw:style-name="gr11" draw:text-style-name="P11" draw:layer="layout" svg:width="0.644cm" svg:height="0.8cm" svg:x="4.549cm" svg:y="8.369cm">
              <text:p/>
  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2" draw:text-style-name="P13" draw:layer="layout" svg:width="2.606cm" svg:height="0.831cm" svg:x="5.193cm" svg:y="8.369cm">
              <draw:text-box>
                <text:p><text:span text:style-name="T10">h</text:span><text:span text:style-name="T10">a</text:span><text:span text:style-name="T10">s</text:span><text:span text:style-name="T10">h</text:span><text:span text:style-name="T10">_</text:span><text:span text:style-name="T10">t</text:span><text:span text:style-name="T10">;</text:span></text:p>
              </draw:text-box>
            </draw:frame>
          </draw:g>
        </draw:g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g>
          <draw:custom-shape draw:style-name="gr5" draw:text-style-name="P9" draw:layer="layout" svg:width="8.8cm" svg:height="5.8cm" svg:x="4cm" svg:y="4cm">
            <text:p/>
            <draw:enhanced-geometry svg:viewBox="0 0 21600 21600" draw:type="rectangle" draw:enhanced-path="M 0 0 L 21600 0 21600 21600 0 21600 0 0 Z N"/>
          </draw:custom-shape>
          <draw:g>
            <draw:frame draw:style-name="gr6" draw:text-style-name="P10" draw:layer="layout" svg:width="5.383cm" svg:height="0.831cm" svg:x="4.429cm" svg:y="4.369cm">
              <draw:text-box>
                <text:p><text:span text:style-name="T8">t</text:span><text:span text:style-name="T8">y</text:span><text:span text:style-name="T8">p</text:span><text:span text:style-name="T8">e</text:span><text:span text:style-name="T8">d</text:span><text:span text:style-name="T8">e</text:span><text:span text:style-name="T8">f </text:span><text:span text:style-name="T8">s</text:span><text:span text:style-name="T8">t</text:span><text:span text:style-name="T8">r</text:span><text:span text:style-name="T8">u</text:span><text:span text:style-name="T8">c</text:span><text:span text:style-name="T8">t </text:span><text:span text:style-name="T8">n</text:span><text:span text:style-name="T8">o</text:span><text:span text:style-name="T8">d</text:span><text:span text:style-name="T8">e</text:span></text:p>
              </draw:text-box>
            </draw:frame>
            <draw:custom-shape draw:style-name="gr7" draw:text-style-name="P11" draw:layer="layout" svg:width="0.644cm" svg:height="0.8cm" svg:x="4.549cm" svg:y="5.369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8" draw:text-style-name="P12" draw:layer="layout" svg:width="6.426cm" svg:height="0.831cm" svg:x="6.159cm" svg:y="5.969cm">
              <draw:text-box>
                <text:p><text:span text:style-name="T9"><text:s/></text:span><text:span text:style-name="T9">i</text:span><text:span text:style-name="T9">n</text:span><text:span text:style-name="T9">t </text:span><text:span text:style-name="T10">k</text:span><text:span text:style-name="T10">e</text:span><text:span text:style-name="T10">y</text:span><text:span text:style-name="T11">;</text:span></text:p>
              </draw:text-box>
            </draw:frame>
            <draw:frame draw:style-name="gr9" draw:text-style-name="P12" draw:layer="layout" svg:width="2.826cm" svg:height="0.831cm" svg:x="6.159cm" svg:y="6.731cm">
              <draw:text-box>
                <text:p><text:span text:style-name="T9">i</text:span><text:span text:style-name="T9">n</text:span><text:span text:style-name="T9">t </text:span><text:span text:style-name="T9">v</text:span><text:span text:style-name="T9">a</text:span><text:span text:style-name="T9">l</text:span><text:span text:style-name="T9">u</text:span><text:span text:style-name="T9">e</text:span><text:span text:style-name="T10">;</text:span></text:p>
              </draw:text-box>
            </draw:frame>
            <draw:frame draw:style-name="gr10" draw:text-style-name="P12" draw:layer="layout" svg:width="4.782cm" svg:height="0.831cm" svg:x="6.16cm" svg:y="7.493cm">
              <draw:text-box>
                <text:p><text:span text:style-name="T9">s</text:span><text:span text:style-name="T9">t</text:span><text:span text:style-name="T9">r</text:span><text:span text:style-name="T9">u</text:span><text:span text:style-name="T9">c</text:span><text:span text:style-name="T9">t </text:span><text:span text:style-name="T9">n</text:span><text:span text:style-name="T9">o</text:span><text:span text:style-name="T9">d</text:span><text:span text:style-name="T9">e</text:span><text:span text:style-name="T9">* </text:span><text:span text:style-name="T10">li</text:span><text:span text:style-name="T10">n</text:span><text:span text:style-name="T10">k</text:span><text:span text:style-name="T11">;</text:span></text:p>
              </draw:text-box>
            </draw:frame>
            <draw:custom-shape draw:style-name="gr11" draw:text-style-name="P11" draw:layer="layout" svg:width="0.644cm" svg:height="0.8cm" svg:x="4.549cm" svg:y="8.369cm">
              <text:p/>
  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2" draw:text-style-name="P13" draw:layer="layout" svg:width="2.606cm" svg:height="0.831cm" svg:x="5.193cm" svg:y="8.369cm">
              <draw:text-box>
                <text:p><text:span text:style-name="T10">h</text:span><text:span text:style-name="T10">a</text:span><text:span text:style-name="T10">s</text:span><text:span text:style-name="T10">h</text:span><text:span text:style-name="T10">_</text:span><text:span text:style-name="T10">t</text:span><text:span text:style-name="T10">;</text:span></text:p>
              </draw:text-box>
            </draw:frame>
          </draw:g>
        </draw:g>
        <draw:frame presentation:style-name="pr5" draw:text-style-name="P5" draw:layer="layout" svg:width="19.5cm" svg:height="2.597cm" svg:x="0.549cm" svg:y="0.205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)</text:span></text:p>
          </draw:text-box>
        </draw:frame>
        <draw:g>
          <draw:custom-shape draw:style-name="gr13" draw:text-style-name="P14" draw:layer="layout" svg:width="1cm" svg:height="0.8cm" svg:x="17cm" svg:y="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1cm" svg:height="0.8cm" svg:x="17cm" svg:y="6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1cm" svg:height="0.8cm" svg:x="17cm" svg:y="7.6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frame draw:style-name="gr14" draw:text-style-name="P15" draw:layer="layout" svg:width="2.242cm" svg:height="0.988cm" svg:x="19.191cm" svg:y="5.8cm">
            <draw:text-box>
              <text:p><text:span text:style-name="T12">k</text:span><text:span text:style-name="T12">e</text:span><text:span text:style-name="T12">y</text:span></text:p>
            </draw:text-box>
          </draw:frame>
          <draw:line draw:style-name="gr15" draw:text-style-name="P16" draw:layer="layout" svg:x1="17.6cm" svg:y1="6.4cm" svg:x2="18.6cm" svg:y2="6.4cm">
            <text:p/>
          </draw:line>
        </draw:g>
        <draw:g xml:id="id6" draw:id="id6">
          <draw:frame draw:style-name="gr16" draw:text-style-name="P15" draw:layer="layout" svg:width="2.246cm" svg:height="0.988cm" svg:x="19.187cm" svg:y="6.8cm">
            <draw:text-box>
              <text:p><text:span text:style-name="T12">V</text:span><text:span text:style-name="T12">a</text:span><text:span text:style-name="T12">l</text:span><text:span text:style-name="T12">u</text:span><text:span text:style-name="T12">e</text:span></text:p>
            </draw:text-box>
          </draw:frame>
          <draw:line draw:style-name="gr15" draw:text-style-name="P16" draw:layer="layout" svg:x1="17.596cm" svg:y1="7.2cm" svg:x2="18.596cm" svg:y2="7.2cm">
            <text:p/>
          </draw:line>
        </draw:g>
        <draw:g xml:id="id7" draw:id="id7">
          <draw:frame draw:style-name="gr17" draw:text-style-name="P15" draw:layer="layout" svg:width="2.009cm" svg:height="0.988cm" svg:x="19.191cm" svg:y="7.812cm">
            <draw:text-box>
              <text:p><text:span text:style-name="T12">l</text:span><text:span text:style-name="T12">i</text:span><text:span text:style-name="T12">n</text:span><text:span text:style-name="T12">k</text:span></text:p>
            </draw:text-box>
          </draw:frame>
          <draw:line draw:style-name="gr15" draw:text-style-name="P16" draw:layer="layout" svg:x1="17.6cm" svg:y1="8.212cm" svg:x2="18.6cm" svg:y2="8.21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g>
          <draw:custom-shape draw:style-name="gr5" draw:text-style-name="P9" draw:layer="layout" svg:width="8.8cm" svg:height="5.8cm" svg:x="4cm" svg:y="4cm">
            <text:p/>
            <draw:enhanced-geometry svg:viewBox="0 0 21600 21600" draw:type="rectangle" draw:enhanced-path="M 0 0 L 21600 0 21600 21600 0 21600 0 0 Z N"/>
          </draw:custom-shape>
          <draw:g>
            <draw:frame draw:style-name="gr6" draw:text-style-name="P10" draw:layer="layout" svg:width="5.383cm" svg:height="0.831cm" svg:x="4.429cm" svg:y="4.369cm">
              <draw:text-box>
                <text:p><text:span text:style-name="T8">t</text:span><text:span text:style-name="T8">y</text:span><text:span text:style-name="T8">p</text:span><text:span text:style-name="T8">e</text:span><text:span text:style-name="T8">d</text:span><text:span text:style-name="T8">e</text:span><text:span text:style-name="T8">f </text:span><text:span text:style-name="T8">s</text:span><text:span text:style-name="T8">t</text:span><text:span text:style-name="T8">r</text:span><text:span text:style-name="T8">u</text:span><text:span text:style-name="T8">c</text:span><text:span text:style-name="T8">t </text:span><text:span text:style-name="T8">n</text:span><text:span text:style-name="T8">o</text:span><text:span text:style-name="T8">d</text:span><text:span text:style-name="T8">e</text:span></text:p>
              </draw:text-box>
            </draw:frame>
            <draw:custom-shape draw:style-name="gr7" draw:text-style-name="P11" draw:layer="layout" svg:width="0.644cm" svg:height="0.8cm" svg:x="4.549cm" svg:y="5.369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8" draw:text-style-name="P12" draw:layer="layout" svg:width="6.426cm" svg:height="0.831cm" svg:x="6.159cm" svg:y="5.969cm">
              <draw:text-box>
                <text:p><text:span text:style-name="T9"><text:s/></text:span><text:span text:style-name="T9">i</text:span><text:span text:style-name="T9">n</text:span><text:span text:style-name="T9">t </text:span><text:span text:style-name="T10">k</text:span><text:span text:style-name="T10">e</text:span><text:span text:style-name="T10">y</text:span><text:span text:style-name="T11">;</text:span></text:p>
              </draw:text-box>
            </draw:frame>
            <draw:frame draw:style-name="gr9" draw:text-style-name="P12" draw:layer="layout" svg:width="2.826cm" svg:height="0.831cm" svg:x="6.159cm" svg:y="6.731cm">
              <draw:text-box>
                <text:p><text:span text:style-name="T9">i</text:span><text:span text:style-name="T9">n</text:span><text:span text:style-name="T9">t </text:span><text:span text:style-name="T9">v</text:span><text:span text:style-name="T9">a</text:span><text:span text:style-name="T9">l</text:span><text:span text:style-name="T9">u</text:span><text:span text:style-name="T9">e</text:span><text:span text:style-name="T10">;</text:span></text:p>
              </draw:text-box>
            </draw:frame>
            <draw:frame draw:style-name="gr10" draw:text-style-name="P12" draw:layer="layout" svg:width="4.782cm" svg:height="0.831cm" svg:x="6.16cm" svg:y="7.493cm">
              <draw:text-box>
                <text:p><text:span text:style-name="T9">s</text:span><text:span text:style-name="T9">t</text:span><text:span text:style-name="T9">r</text:span><text:span text:style-name="T9">u</text:span><text:span text:style-name="T9">c</text:span><text:span text:style-name="T9">t </text:span><text:span text:style-name="T9">n</text:span><text:span text:style-name="T9">o</text:span><text:span text:style-name="T9">d</text:span><text:span text:style-name="T9">e</text:span><text:span text:style-name="T9">* </text:span><text:span text:style-name="T10">li</text:span><text:span text:style-name="T10">n</text:span><text:span text:style-name="T10">k</text:span><text:span text:style-name="T11">;</text:span></text:p>
              </draw:text-box>
            </draw:frame>
            <draw:custom-shape draw:style-name="gr7" draw:text-style-name="P11" draw:layer="layout" svg:width="0.644cm" svg:height="0.8cm" svg:x="4.549cm" svg:y="8.369cm">
              <text:p/>
  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2" draw:text-style-name="P13" draw:layer="layout" svg:width="2.606cm" svg:height="0.831cm" svg:x="5.193cm" svg:y="8.369cm">
              <draw:text-box>
                <text:p><text:span text:style-name="T10">h</text:span><text:span text:style-name="T10">a</text:span><text:span text:style-name="T10">s</text:span><text:span text:style-name="T10">h</text:span><text:span text:style-name="T10">_</text:span><text:span text:style-name="T10">t</text:span><text:span text:style-name="T10">;</text:span></text:p>
              </draw:text-box>
            </draw:frame>
          </draw:g>
        </draw:g>
        <draw:frame presentation:style-name="pr5" draw:text-style-name="P5" draw:layer="layout" svg:width="19.5cm" svg:height="2.597cm" svg:x="0.549cm" svg:y="0.205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)</text:span></text:p>
          </draw:text-box>
        </draw:frame>
        <draw:g>
          <draw:custom-shape draw:style-name="gr13" draw:text-style-name="P14" draw:layer="layout" svg:width="1cm" svg:height="0.8cm" svg:x="17cm" svg:y="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1cm" svg:height="0.8cm" svg:x="17cm" svg:y="6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1cm" svg:height="0.8cm" svg:x="17cm" svg:y="7.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4" draw:text-style-name="P15" draw:layer="layout" svg:width="2.242cm" svg:height="0.988cm" svg:x="19.191cm" svg:y="5.8cm">
            <draw:text-box>
              <text:p><text:span text:style-name="T12">k</text:span><text:span text:style-name="T12">e</text:span><text:span text:style-name="T12">y</text:span></text:p>
            </draw:text-box>
          </draw:frame>
          <draw:line draw:style-name="gr15" draw:text-style-name="P16" draw:layer="layout" svg:x1="17.6cm" svg:y1="6.4cm" svg:x2="18.6cm" svg:y2="6.4cm">
            <text:p/>
          </draw:line>
        </draw:g>
        <draw:g>
          <draw:frame draw:style-name="gr16" draw:text-style-name="P15" draw:layer="layout" svg:width="2.246cm" svg:height="0.988cm" svg:x="19.187cm" svg:y="6.8cm">
            <draw:text-box>
              <text:p><text:span text:style-name="T12">V</text:span><text:span text:style-name="T12">a</text:span><text:span text:style-name="T12">l</text:span><text:span text:style-name="T12">u</text:span><text:span text:style-name="T12">e</text:span></text:p>
            </draw:text-box>
          </draw:frame>
          <draw:line draw:style-name="gr15" draw:text-style-name="P16" draw:layer="layout" svg:x1="17.596cm" svg:y1="7.2cm" svg:x2="18.596cm" svg:y2="7.2cm">
            <text:p/>
          </draw:line>
        </draw:g>
        <draw:g>
          <draw:frame draw:style-name="gr17" draw:text-style-name="P15" draw:layer="layout" svg:width="2.009cm" svg:height="0.988cm" svg:x="19.191cm" svg:y="7.812cm">
            <draw:text-box>
              <text:p><text:span text:style-name="T12">l</text:span><text:span text:style-name="T12">i</text:span><text:span text:style-name="T12">n</text:span><text:span text:style-name="T12">k</text:span></text:p>
            </draw:text-box>
          </draw:frame>
          <draw:line draw:style-name="gr15" draw:text-style-name="P16" draw:layer="layout" svg:x1="17.6cm" svg:y1="8.212cm" svg:x2="18.6cm" svg:y2="8.212cm">
            <text:p/>
          </draw:line>
        </draw:g>
        <draw:frame draw:style-name="gr18" draw:text-style-name="P17" draw:layer="layout" svg:width="4.932cm" svg:height="1.361cm" svg:x="5.268cm" svg:y="11.393cm">
          <draw:text-box>
            <text:p><text:span text:style-name="T10">h</text:span><text:span text:style-name="T10">a</text:span><text:span text:style-name="T10">s</text:span><text:span text:style-name="T10">h</text:span><text:span text:style-name="T10">_</text:span><text:span text:style-name="T10">t </text:span><text:span text:style-name="T10">a</text:span><text:span text:style-name="T10">r</text:span><text:span text:style-name="T10">r</text:span><text:span text:style-name="T10">[</text:span><text:span text:style-name="T10">S</text:span><text:span text:style-name="T10">I</text:span><text:span text:style-name="T10">Z</text:span><text:span text:style-name="T10">E</text:span><text:span text:style-name="T10">] </text:span><text:span text:style-name="T10">;</text:span></text:p>
          </draw:text-box>
        </draw:frame>
        <draw:frame draw:style-name="gr19" draw:text-style-name="P17" draw:layer="layout" svg:width="3cm" svg:height="0.831cm" svg:x="14.2cm" svg:y="11.39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_5f_header_5f_" presentation:presentation-page-layout-name="AL2T1">
        <office:forms form:automatic-focus="false" form:apply-design-mode="false"/>
        <draw:frame presentation:style-name="pr7" draw:text-style-name="P4" draw:layer="layout" svg:width="26.9cm" svg:height="3.465cm" svg:x="0.9cm" svg:y="10.61cm" presentation:class="title" presentation:user-transformed="true">
          <draw:text-box>
            <text:p><text:span text:style-name="T3"><text:tab/>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_</text:span><text:span text:style-name="T3">h</text:span><text:span text:style-name="T3">a</text:span><text:span text:style-name="T3">s</text:span><text:span text:style-name="T3">h</text:span><text:span text:style-name="T3">t</text:span><text:span text:style-name="T3">a</text:span><text:span text:style-name="T3">b</text:span><text:span text:style-name="T3">l</text:span><text:span text:style-name="T3">e</text:span><text:span text:style-name="T3">(</text:span><text:span text:style-name="T3">a</text:span><text:span text:style-name="T3">r</text:span><text:span text:style-name="T3">r</text:span><text:span text:style-name="T3">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draw:style-name="gr20" draw:text-style-name="P20" draw:layer="layout" svg:width="13.4cm" svg:height="1.145cm" svg:x="1.6cm" svg:y="3.401cm">
          <draw:text-box>
            <text:list text:style-name="L3">
              <text:list-item>
                <text:p text:style-name="P19"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custom-shape draw:style-name="gr21" draw:text-style-name="P21" draw:layer="layout" svg:width="7.293cm" svg:height="4.2cm" svg:x="1.707cm" svg:y="5.1cm">
          <text:p/>
          <draw:enhanced-geometry svg:viewBox="0 0 21600 21600" draw:type="rectangle" draw:enhanced-path="M 0 0 L 21600 0 21600 21600 0 21600 0 0 Z N"/>
        </draw:custom-shape>
        <draw:frame draw:style-name="gr22" draw:text-style-name="P20" draw:layer="layout" svg:width="13.4cm" svg:height="1.145cm" svg:x="1.6cm" svg:y="3.401cm">
          <draw:text-box>
            <text:list text:style-name="L3">
              <text:list-item>
                <text:p text:style-name="P19"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)</text:span></text:p>
          </draw:text-box>
        </draw:frame>
        <draw:frame draw:style-name="gr23" draw:text-style-name="P23" draw:layer="layout" svg:width="7.893cm" svg:height="4.1cm" svg:x="1.707cm" svg:y="5.2cm">
          <draw:text-box>
            <text:p text:style-name="P22"><text:span text:style-name="T14">f</text:span><text:span text:style-name="T14">o</text:span><text:span text:style-name="T14">r </text:span><text:span text:style-name="T14">(</text:span><text:span text:style-name="T14">i </text:span><text:span text:style-name="T14">=</text:span><text:span text:style-name="T14"> </text:span><text:span text:style-name="T14">0</text:span><text:span text:style-name="T14"> </text:span><text:span text:style-name="T14">u</text:span><text:span text:style-name="T14">p</text:span><text:span text:style-name="T14">t</text:span><text:span text:style-name="T14">o</text:span><text:span text:style-name="T14"> </text:span><text:span text:style-name="T14">S</text:span><text:span text:style-name="T14">I</text:span><text:span text:style-name="T14">Z</text:span><text:span text:style-name="T14">E</text:span><text:span text:style-name="T14">)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k</text:span><text:span text:style-name="T14">e</text:span><text:span text:style-name="T14">y</text:span><text:span text:style-name="T14"> </text:span><text:span text:style-name="T14">=</text:span><text:span text:style-name="T14"> </text:span><text:span text:style-name="T14">i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=</text:span><text:span text:style-name="T14"> </text:span><text:span text:style-name="T14">-</text:span><text:span text:style-name="T14">1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l</text:span><text:span text:style-name="T14">i</text:span><text:span text:style-name="T14">n</text:span><text:span text:style-name="T14">k</text:span><text:span text:style-name="T14"> </text:span><text:span text:style-name="T14">=</text:span><text:span text:style-name="T14"> </text:span><text:span text:style-name="T14">N</text:span><text:span text:style-name="T14">U</text:span><text:span text:style-name="T14">L</text:span><text:span text:style-name="T14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custom-shape draw:style-name="gr24" draw:text-style-name="P21" draw:layer="layout" svg:width="7.293cm" svg:height="4.2cm" svg:x="1.707cm" svg:y="5.1cm">
          <text:p/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13.4cm" svg:height="1.145cm" svg:x="1.6cm" svg:y="3.401cm">
          <draw:text-box>
            <text:list text:style-name="L3">
              <text:list-item>
                <text:p text:style-name="P19"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)</text:span></text:p>
          </draw:text-box>
        </draw:frame>
        <draw:frame draw:style-name="gr26" draw:text-style-name="P23" draw:layer="layout" svg:width="7.893cm" svg:height="4.1cm" svg:x="1.707cm" svg:y="5.2cm">
          <draw:text-box>
            <text:p text:style-name="P22"><text:span text:style-name="T14">f</text:span><text:span text:style-name="T14">o</text:span><text:span text:style-name="T14">r </text:span><text:span text:style-name="T14">(</text:span><text:span text:style-name="T14">i </text:span><text:span text:style-name="T14">=</text:span><text:span text:style-name="T14"> </text:span><text:span text:style-name="T14">0</text:span><text:span text:style-name="T14"> </text:span><text:span text:style-name="T14">u</text:span><text:span text:style-name="T14">p</text:span><text:span text:style-name="T14">t</text:span><text:span text:style-name="T14">o</text:span><text:span text:style-name="T14"> </text:span><text:span text:style-name="T14">S</text:span><text:span text:style-name="T14">I</text:span><text:span text:style-name="T14">Z</text:span><text:span text:style-name="T14">E</text:span><text:span text:style-name="T14">)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k</text:span><text:span text:style-name="T14">e</text:span><text:span text:style-name="T14">y</text:span><text:span text:style-name="T14"> </text:span><text:span text:style-name="T14">=</text:span><text:span text:style-name="T14"> </text:span><text:span text:style-name="T14">i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=</text:span><text:span text:style-name="T14"> </text:span><text:span text:style-name="T14">-</text:span><text:span text:style-name="T14">1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l</text:span><text:span text:style-name="T14">i</text:span><text:span text:style-name="T14">n</text:span><text:span text:style-name="T14">k</text:span><text:span text:style-name="T14"> </text:span><text:span text:style-name="T14">=</text:span><text:span text:style-name="T14"> </text:span><text:span text:style-name="T14">N</text:span><text:span text:style-name="T14">U</text:span><text:span text:style-name="T14">L</text:span><text:span text:style-name="T14">L</text:span></text:p>
          </draw:text-box>
        </draw:frame>
        <draw:frame draw:style-name="gr19" draw:text-style-name="P17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19" draw:text-style-name="P17" draw:layer="layout" svg:width="2.2cm" svg:height="0.831cm" svg:x="13cm" svg:y="5.401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17" draw:layer="layout" svg:width="2.4cm" svg:height="1.411cm" svg:x="13cm" svg:y="6.594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17" draw:layer="layout" svg:width="1.5cm" svg:height="0.831cm" svg:x="13.1cm" svg:y="7.801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17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custom-shape draw:style-name="gr24" draw:text-style-name="P21" draw:layer="layout" svg:width="7.293cm" svg:height="4.2cm" svg:x="1.707cm" svg:y="5.1cm">
          <text:p/>
          <draw:enhanced-geometry svg:viewBox="0 0 21600 21600" draw:type="rectangle" draw:enhanced-path="M 0 0 L 21600 0 21600 21600 0 21600 0 0 Z N"/>
        </draw:custom-shape>
        <draw:frame draw:style-name="gr30" draw:text-style-name="P20" draw:layer="layout" svg:width="13.4cm" svg:height="1.145cm" svg:x="1.6cm" svg:y="3.401cm">
          <draw:text-box>
            <text:list text:style-name="L3">
              <text:list-item>
                <text:p text:style-name="P19"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)</text:span></text:p>
          </draw:text-box>
        </draw:frame>
        <draw:frame draw:style-name="gr31" draw:text-style-name="P23" draw:layer="layout" svg:width="7.893cm" svg:height="4.1cm" svg:x="1.707cm" svg:y="5.2cm">
          <draw:text-box>
            <text:p text:style-name="P22"><text:span text:style-name="T14">f</text:span><text:span text:style-name="T14">o</text:span><text:span text:style-name="T14">r </text:span><text:span text:style-name="T14">(</text:span><text:span text:style-name="T14">i </text:span><text:span text:style-name="T14">=</text:span><text:span text:style-name="T14"> </text:span><text:span text:style-name="T14">0</text:span><text:span text:style-name="T14"> </text:span><text:span text:style-name="T14">u</text:span><text:span text:style-name="T14">p</text:span><text:span text:style-name="T14">t</text:span><text:span text:style-name="T14">o</text:span><text:span text:style-name="T14"> </text:span><text:span text:style-name="T14">S</text:span><text:span text:style-name="T14">I</text:span><text:span text:style-name="T14">Z</text:span><text:span text:style-name="T14">E</text:span><text:span text:style-name="T14">)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k</text:span><text:span text:style-name="T14">e</text:span><text:span text:style-name="T14">y</text:span><text:span text:style-name="T14"> </text:span><text:span text:style-name="T14">=</text:span><text:span text:style-name="T14"> </text:span><text:span text:style-name="T14">i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=</text:span><text:span text:style-name="T14"> </text:span><text:span text:style-name="T14">-</text:span><text:span text:style-name="T14">1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l</text:span><text:span text:style-name="T14">i</text:span><text:span text:style-name="T14">n</text:span><text:span text:style-name="T14">k</text:span><text:span text:style-name="T14"> </text:span><text:span text:style-name="T14">=</text:span><text:span text:style-name="T14"> </text:span><text:span text:style-name="T14">N</text:span><text:span text:style-name="T14">U</text:span><text:span text:style-name="T14">L</text:span><text:span text:style-name="T14">L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2cm" svg:height="1.411cm" svg:x="13cm" svg:y="5.401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4cm" svg:height="1.411cm" svg:x="13cm" svg:y="6.594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01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custom-shape draw:style-name="gr24" draw:text-style-name="P21" draw:layer="layout" svg:width="7.293cm" svg:height="4.2cm" svg:x="1.707cm" svg:y="5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6.2cm" svg:height="0.8cm" svg:x="1.9cm" svg:y="5.2cm">
          <text:p/>
          <draw:enhanced-geometry svg:viewBox="0 0 21600 21600" draw:type="rectangle" draw:enhanced-path="M 0 0 L 21600 0 21600 21600 0 21600 0 0 Z N"/>
        </draw:custom-shape>
        <draw:frame draw:style-name="gr33" draw:text-style-name="P20" draw:layer="layout" svg:width="13.4cm" svg:height="1.145cm" svg:x="1.6cm" svg:y="3.401cm">
          <draw:text-box>
            <text:list text:style-name="L3">
              <text:list-item>
                <text:p text:style-name="P19"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)</text:span></text:p>
          </draw:text-box>
        </draw:frame>
        <draw:frame draw:style-name="gr34" draw:text-style-name="P23" draw:layer="layout" svg:width="7.893cm" svg:height="4.1cm" svg:x="1.707cm" svg:y="5.2cm">
          <draw:text-box>
            <text:p text:style-name="P22"><text:span text:style-name="T14">f</text:span><text:span text:style-name="T14">o</text:span><text:span text:style-name="T14">r </text:span><text:span text:style-name="T14">(</text:span><text:span text:style-name="T14">i </text:span><text:span text:style-name="T14">=</text:span><text:span text:style-name="T14"> </text:span><text:span text:style-name="T14">0</text:span><text:span text:style-name="T14"> </text:span><text:span text:style-name="T14">u</text:span><text:span text:style-name="T14">p</text:span><text:span text:style-name="T14">t</text:span><text:span text:style-name="T14">o</text:span><text:span text:style-name="T14"> </text:span><text:span text:style-name="T14">S</text:span><text:span text:style-name="T14">I</text:span><text:span text:style-name="T14">Z</text:span><text:span text:style-name="T14">E</text:span><text:span text:style-name="T14">)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k</text:span><text:span text:style-name="T14">e</text:span><text:span text:style-name="T14">y</text:span><text:span text:style-name="T14"> </text:span><text:span text:style-name="T14">=</text:span><text:span text:style-name="T14"> </text:span><text:span text:style-name="T14">i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=</text:span><text:span text:style-name="T14"> </text:span><text:span text:style-name="T14">-</text:span><text:span text:style-name="T14">1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l</text:span><text:span text:style-name="T14">i</text:span><text:span text:style-name="T14">n</text:span><text:span text:style-name="T14">k</text:span><text:span text:style-name="T14"> </text:span><text:span text:style-name="T14">=</text:span><text:span text:style-name="T14"> </text:span><text:span text:style-name="T14">N</text:span><text:span text:style-name="T14">U</text:span><text:span text:style-name="T14">L</text:span><text:span text:style-name="T14">L</text:span></text:p>
          </draw:text-box>
        </draw:frame>
        <draw:frame draw:style-name="gr19" draw:text-style-name="P17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17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17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17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17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custom-shape draw:style-name="gr24" draw:text-style-name="P21" draw:layer="layout" svg:width="7.293cm" svg:height="4.2cm" svg:x="1.707cm" svg:y="5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6.2cm" svg:height="0.8cm" svg:x="2.2cm" svg:y="6.2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13.4cm" svg:height="1.145cm" svg:x="1.6cm" svg:y="3.401cm">
          <draw:text-box>
            <text:list text:style-name="L3">
              <text:list-item>
                <text:p text:style-name="P19"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)</text:span></text:p>
          </draw:text-box>
        </draw:frame>
        <draw:frame draw:style-name="gr36" draw:text-style-name="P23" draw:layer="layout" svg:width="7.893cm" svg:height="4.1cm" svg:x="1.707cm" svg:y="5.2cm">
          <draw:text-box>
            <text:p text:style-name="P22"><text:span text:style-name="T14">f</text:span><text:span text:style-name="T14">o</text:span><text:span text:style-name="T14">r </text:span><text:span text:style-name="T14">(</text:span><text:span text:style-name="T14">i </text:span><text:span text:style-name="T14">=</text:span><text:span text:style-name="T14"> </text:span><text:span text:style-name="T14">0</text:span><text:span text:style-name="T14"> </text:span><text:span text:style-name="T14">u</text:span><text:span text:style-name="T14">p</text:span><text:span text:style-name="T14">t</text:span><text:span text:style-name="T14">o</text:span><text:span text:style-name="T14"> </text:span><text:span text:style-name="T14">S</text:span><text:span text:style-name="T14">I</text:span><text:span text:style-name="T14">Z</text:span><text:span text:style-name="T14">E</text:span><text:span text:style-name="T14">)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k</text:span><text:span text:style-name="T14">e</text:span><text:span text:style-name="T14">y</text:span><text:span text:style-name="T14"> </text:span><text:span text:style-name="T14">=</text:span><text:span text:style-name="T14"> </text:span><text:span text:style-name="T14">i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=</text:span><text:span text:style-name="T14"> </text:span><text:span text:style-name="T14">-</text:span><text:span text:style-name="T14">1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l</text:span><text:span text:style-name="T14">i</text:span><text:span text:style-name="T14">n</text:span><text:span text:style-name="T14">k</text:span><text:span text:style-name="T14"> </text:span><text:span text:style-name="T14">=</text:span><text:span text:style-name="T14"> </text:span><text:span text:style-name="T14">N</text:span><text:span text:style-name="T14">U</text:span><text:span text:style-name="T14">L</text:span><text:span text:style-name="T14">L</text:span></text:p>
          </draw:text-box>
        </draw:frame>
        <draw:frame draw:style-name="gr19" draw:text-style-name="P17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17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17" draw:layer="layout" svg:width="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17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17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custom-shape draw:style-name="gr24" draw:text-style-name="P21" draw:layer="layout" svg:width="7.293cm" svg:height="4.2cm" svg:x="1.707cm" svg:y="5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6.2cm" svg:height="0.8cm" svg:x="2.4cm" svg:y="7.1cm">
          <text:p/>
          <draw:enhanced-geometry svg:viewBox="0 0 21600 21600" draw:type="rectangle" draw:enhanced-path="M 0 0 L 21600 0 21600 21600 0 21600 0 0 Z N"/>
        </draw:custom-shape>
        <draw:frame draw:style-name="gr38" draw:text-style-name="P20" draw:layer="layout" svg:width="13.4cm" svg:height="1.145cm" svg:x="1.6cm" svg:y="3.401cm">
          <draw:text-box>
            <text:list text:style-name="L3">
              <text:list-item>
                <text:p text:style-name="P19"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)</text:span></text:p>
          </draw:text-box>
        </draw:frame>
        <draw:frame draw:style-name="gr39" draw:text-style-name="P23" draw:layer="layout" svg:width="7.893cm" svg:height="4.1cm" svg:x="1.707cm" svg:y="5.2cm">
          <draw:text-box>
            <text:p text:style-name="P22"><text:span text:style-name="T14">f</text:span><text:span text:style-name="T14">o</text:span><text:span text:style-name="T14">r </text:span><text:span text:style-name="T14">(</text:span><text:span text:style-name="T14">i </text:span><text:span text:style-name="T14">=</text:span><text:span text:style-name="T14"> </text:span><text:span text:style-name="T14">0</text:span><text:span text:style-name="T14"> </text:span><text:span text:style-name="T14">u</text:span><text:span text:style-name="T14">p</text:span><text:span text:style-name="T14">t</text:span><text:span text:style-name="T14">o</text:span><text:span text:style-name="T14"> </text:span><text:span text:style-name="T14">S</text:span><text:span text:style-name="T14">I</text:span><text:span text:style-name="T14">Z</text:span><text:span text:style-name="T14">E</text:span><text:span text:style-name="T14">)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k</text:span><text:span text:style-name="T14">e</text:span><text:span text:style-name="T14">y</text:span><text:span text:style-name="T14"> </text:span><text:span text:style-name="T14">=</text:span><text:span text:style-name="T14"> </text:span><text:span text:style-name="T14">i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=</text:span><text:span text:style-name="T14"> </text:span><text:span text:style-name="T14">-</text:span><text:span text:style-name="T14">1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l</text:span><text:span text:style-name="T14">i</text:span><text:span text:style-name="T14">n</text:span><text:span text:style-name="T14">k</text:span><text:span text:style-name="T14"> </text:span><text:span text:style-name="T14">=</text:span><text:span text:style-name="T14"> </text:span><text:span text:style-name="T14">N</text:span><text:span text:style-name="T14">U</text:span><text:span text:style-name="T14">L</text:span><text:span text:style-name="T14">L</text:span></text:p>
          </draw:text-box>
        </draw:frame>
        <draw:frame draw:style-name="gr19" draw:text-style-name="P17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19" draw:text-style-name="P17" draw:layer="layout" svg:width="2.2cm" svg:height="0.83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19" draw:text-style-name="P17" draw:layer="layout" svg:width="2.2cm" svg:height="0.83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17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17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custom-shape draw:style-name="gr24" draw:text-style-name="P21" draw:layer="layout" svg:width="7.293cm" svg:height="4.2cm" svg:x="1.707cm" svg:y="5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6.2cm" svg:height="0.8cm" svg:x="2.4cm" svg:y="8cm">
          <text:p/>
          <draw:enhanced-geometry svg:viewBox="0 0 21600 21600" draw:type="rectangle" draw:enhanced-path="M 0 0 L 21600 0 21600 21600 0 21600 0 0 Z N"/>
        </draw:custom-shape>
        <draw:frame draw:style-name="gr41" draw:text-style-name="P20" draw:layer="layout" svg:width="13.4cm" svg:height="1.145cm" svg:x="1.6cm" svg:y="3.401cm">
          <draw:text-box>
            <text:list text:style-name="L3">
              <text:list-item>
                <text:p text:style-name="P19"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)</text:span></text:p>
          </draw:text-box>
        </draw:frame>
        <draw:frame draw:style-name="gr42" draw:text-style-name="P23" draw:layer="layout" svg:width="7.893cm" svg:height="4.1cm" svg:x="1.707cm" svg:y="5.2cm">
          <draw:text-box>
            <text:p text:style-name="P22"><text:span text:style-name="T14">f</text:span><text:span text:style-name="T14">o</text:span><text:span text:style-name="T14">r </text:span><text:span text:style-name="T14">(</text:span><text:span text:style-name="T14">i </text:span><text:span text:style-name="T14">=</text:span><text:span text:style-name="T14"> </text:span><text:span text:style-name="T14">0</text:span><text:span text:style-name="T14"> </text:span><text:span text:style-name="T14">u</text:span><text:span text:style-name="T14">p</text:span><text:span text:style-name="T14">t</text:span><text:span text:style-name="T14">o</text:span><text:span text:style-name="T14"> </text:span><text:span text:style-name="T14">S</text:span><text:span text:style-name="T14">I</text:span><text:span text:style-name="T14">Z</text:span><text:span text:style-name="T14">E</text:span><text:span text:style-name="T14">)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k</text:span><text:span text:style-name="T14">e</text:span><text:span text:style-name="T14">y</text:span><text:span text:style-name="T14"> </text:span><text:span text:style-name="T14">=</text:span><text:span text:style-name="T14"> </text:span><text:span text:style-name="T14">i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=</text:span><text:span text:style-name="T14"> </text:span><text:span text:style-name="T14">-</text:span><text:span text:style-name="T14">1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l</text:span><text:span text:style-name="T14">i</text:span><text:span text:style-name="T14">n</text:span><text:span text:style-name="T14">k</text:span><text:span text:style-name="T14"> </text:span><text:span text:style-name="T14">=</text:span><text:span text:style-name="T14"> </text:span><text:span text:style-name="T14">N</text:span><text:span text:style-name="T14">U</text:span><text:span text:style-name="T14">L</text:span><text:span text:style-name="T14">L</text:span></text:p>
          </draw:text-box>
        </draw:frame>
        <draw:frame draw:style-name="gr19" draw:text-style-name="P17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17" draw:layer="layout" svg:width="2.129cm" svg:height="1.411cm" svg:x="13.071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17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17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17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custom-shape draw:style-name="gr24" draw:text-style-name="P21" draw:layer="layout" svg:width="7.293cm" svg:height="4.2cm" svg:x="1.707cm" svg:y="5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6.2cm" svg:height="0.8cm" svg:x="1.8cm" svg:y="5.2cm">
          <text:p/>
          <draw:enhanced-geometry svg:viewBox="0 0 21600 21600" draw:type="rectangle" draw:enhanced-path="M 0 0 L 21600 0 21600 21600 0 21600 0 0 Z N"/>
        </draw:custom-shape>
        <draw:frame draw:style-name="gr44" draw:text-style-name="P20" draw:layer="layout" svg:width="13.4cm" svg:height="1.145cm" svg:x="1.6cm" svg:y="3.401cm">
          <draw:text-box>
            <text:list text:style-name="L3">
              <text:list-item>
                <text:p text:style-name="P19"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)</text:span></text:p>
          </draw:text-box>
        </draw:frame>
        <draw:frame draw:style-name="gr45" draw:text-style-name="P23" draw:layer="layout" svg:width="7.893cm" svg:height="4.1cm" svg:x="1.707cm" svg:y="5.2cm">
          <draw:text-box>
            <text:p text:style-name="P22"><text:span text:style-name="T14">f</text:span><text:span text:style-name="T14">o</text:span><text:span text:style-name="T14">r </text:span><text:span text:style-name="T14">(</text:span><text:span text:style-name="T14">i </text:span><text:span text:style-name="T14">=</text:span><text:span text:style-name="T14"> </text:span><text:span text:style-name="T14">0</text:span><text:span text:style-name="T14"> </text:span><text:span text:style-name="T14">u</text:span><text:span text:style-name="T14">p</text:span><text:span text:style-name="T14">t</text:span><text:span text:style-name="T14">o</text:span><text:span text:style-name="T14"> </text:span><text:span text:style-name="T14">S</text:span><text:span text:style-name="T14">I</text:span><text:span text:style-name="T14">Z</text:span><text:span text:style-name="T14">E</text:span><text:span text:style-name="T14">)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k</text:span><text:span text:style-name="T14">e</text:span><text:span text:style-name="T14">y</text:span><text:span text:style-name="T14"> </text:span><text:span text:style-name="T14">=</text:span><text:span text:style-name="T14"> </text:span><text:span text:style-name="T14">i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=</text:span><text:span text:style-name="T14"> </text:span><text:span text:style-name="T14">-</text:span><text:span text:style-name="T14">1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l</text:span><text:span text:style-name="T14">i</text:span><text:span text:style-name="T14">n</text:span><text:span text:style-name="T14">k</text:span><text:span text:style-name="T14"> </text:span><text:span text:style-name="T14">=</text:span><text:span text:style-name="T14"> </text:span><text:span text:style-name="T14">N</text:span><text:span text:style-name="T14">U</text:span><text:span text:style-name="T14">L</text:span><text:span text:style-name="T14">L</text:span></text:p>
          </draw:text-box>
        </draw:frame>
        <draw:frame draw:style-name="gr19" draw:text-style-name="P17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17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17" draw:layer="layout" svg:width="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17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17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25" draw:layer="layout" svg:width="0.942cm" svg:height="0.806cm" svg:x="16.858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custom-shape draw:style-name="gr24" draw:text-style-name="P21" draw:layer="layout" svg:width="7.293cm" svg:height="4.2cm" svg:x="1.707cm" svg:y="5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6.2cm" svg:height="0.8cm" svg:x="1.8cm" svg:y="5.2cm">
          <text:p/>
          <draw:enhanced-geometry svg:viewBox="0 0 21600 21600" draw:type="rectangle" draw:enhanced-path="M 0 0 L 21600 0 21600 21600 0 21600 0 0 Z N"/>
        </draw:custom-shape>
        <draw:frame draw:style-name="gr46" draw:text-style-name="P20" draw:layer="layout" svg:width="13.4cm" svg:height="1.145cm" svg:x="1.6cm" svg:y="3.401cm">
          <draw:text-box>
            <text:list text:style-name="L3">
              <text:list-item>
                <text:p text:style-name="P19"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)</text:span></text:p>
          </draw:text-box>
        </draw:frame>
        <draw:frame draw:style-name="gr47" draw:text-style-name="P23" draw:layer="layout" svg:width="7.893cm" svg:height="4.1cm" svg:x="1.707cm" svg:y="5.2cm">
          <draw:text-box>
            <text:p text:style-name="P22"><text:span text:style-name="T14">f</text:span><text:span text:style-name="T14">o</text:span><text:span text:style-name="T14">r </text:span><text:span text:style-name="T14">(</text:span><text:span text:style-name="T14">i </text:span><text:span text:style-name="T14">=</text:span><text:span text:style-name="T14"> </text:span><text:span text:style-name="T14">0</text:span><text:span text:style-name="T14"> </text:span><text:span text:style-name="T14">u</text:span><text:span text:style-name="T14">p</text:span><text:span text:style-name="T14">t</text:span><text:span text:style-name="T14">o</text:span><text:span text:style-name="T14"> </text:span><text:span text:style-name="T14">S</text:span><text:span text:style-name="T14">I</text:span><text:span text:style-name="T14">Z</text:span><text:span text:style-name="T14">E</text:span><text:span text:style-name="T14">)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k</text:span><text:span text:style-name="T14">e</text:span><text:span text:style-name="T14">y</text:span><text:span text:style-name="T14"> </text:span><text:span text:style-name="T14">=</text:span><text:span text:style-name="T14"> </text:span><text:span text:style-name="T14">i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=</text:span><text:span text:style-name="T14"> </text:span><text:span text:style-name="T14">-</text:span><text:span text:style-name="T14">1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l</text:span><text:span text:style-name="T14">i</text:span><text:span text:style-name="T14">n</text:span><text:span text:style-name="T14">k</text:span><text:span text:style-name="T14"> </text:span><text:span text:style-name="T14">=</text:span><text:span text:style-name="T14"> </text:span><text:span text:style-name="T14">N</text:span><text:span text:style-name="T14">U</text:span><text:span text:style-name="T14">L</text:span><text:span text:style-name="T14">L</text:span></text:p>
          </draw:text-box>
        </draw:frame>
        <draw:frame draw:style-name="gr19" draw:text-style-name="P17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17" draw:layer="layout" svg:width="2.6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17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17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17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25" draw:layer="layout" svg:width="0.942cm" svg:height="0.806cm" svg:x="16.858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custom-shape draw:style-name="gr24" draw:text-style-name="P21" draw:layer="layout" svg:width="7.293cm" svg:height="4.2cm" svg:x="1.707cm" svg:y="5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6.2cm" svg:height="0.8cm" svg:x="1.8cm" svg:y="5.2cm">
          <text:p/>
          <draw:enhanced-geometry svg:viewBox="0 0 21600 21600" draw:type="rectangle" draw:enhanced-path="M 0 0 L 21600 0 21600 21600 0 21600 0 0 Z N"/>
        </draw:custom-shape>
        <draw:frame draw:style-name="gr48" draw:text-style-name="P20" draw:layer="layout" svg:width="13.4cm" svg:height="1.145cm" svg:x="1.6cm" svg:y="3.401cm">
          <draw:text-box>
            <text:list text:style-name="L3">
              <text:list-item>
                <text:p text:style-name="P19"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)</text:span></text:p>
          </draw:text-box>
        </draw:frame>
        <draw:frame draw:style-name="gr49" draw:text-style-name="P23" draw:layer="layout" svg:width="7.893cm" svg:height="4.1cm" svg:x="1.707cm" svg:y="5.2cm">
          <draw:text-box>
            <text:p text:style-name="P22"><text:span text:style-name="T14">f</text:span><text:span text:style-name="T14">o</text:span><text:span text:style-name="T14">r </text:span><text:span text:style-name="T14">(</text:span><text:span text:style-name="T14">i </text:span><text:span text:style-name="T14">=</text:span><text:span text:style-name="T14"> </text:span><text:span text:style-name="T14">0</text:span><text:span text:style-name="T14"> </text:span><text:span text:style-name="T14">u</text:span><text:span text:style-name="T14">p</text:span><text:span text:style-name="T14">t</text:span><text:span text:style-name="T14">o</text:span><text:span text:style-name="T14"> </text:span><text:span text:style-name="T14">S</text:span><text:span text:style-name="T14">I</text:span><text:span text:style-name="T14">Z</text:span><text:span text:style-name="T14">E</text:span><text:span text:style-name="T14">)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k</text:span><text:span text:style-name="T14">e</text:span><text:span text:style-name="T14">y</text:span><text:span text:style-name="T14"> </text:span><text:span text:style-name="T14">=</text:span><text:span text:style-name="T14"> </text:span><text:span text:style-name="T14">i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=</text:span><text:span text:style-name="T14"> </text:span><text:span text:style-name="T14">-</text:span><text:span text:style-name="T14">1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l</text:span><text:span text:style-name="T14">i</text:span><text:span text:style-name="T14">n</text:span><text:span text:style-name="T14">k</text:span><text:span text:style-name="T14"> </text:span><text:span text:style-name="T14">=</text:span><text:span text:style-name="T14"> </text:span><text:span text:style-name="T14">N</text:span><text:span text:style-name="T14">U</text:span><text:span text:style-name="T14">L</text:span><text:span text:style-name="T14">L</text:span></text:p>
          </draw:text-box>
        </draw:frame>
        <draw:frame draw:style-name="gr19" draw:text-style-name="P17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17" draw:layer="layout" svg:width="2.2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17" draw:layer="layout" svg:width="2.423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17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17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25" draw:layer="layout" svg:width="0.942cm" svg:height="0.806cm" svg:x="16.858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25" draw:layer="layout" svg:width="0.942cm" svg:height="0.806cm" svg:x="20.058cm" svg:y="6.6cm">
          <draw:text-box>
            <text:p><text:span text:style-name="T15">-</text:span><text:span text:style-name="T15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custom-shape draw:style-name="gr24" draw:text-style-name="P21" draw:layer="layout" svg:width="7.293cm" svg:height="4.2cm" svg:x="1.707cm" svg:y="5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6.2cm" svg:height="0.8cm" svg:x="1.8cm" svg:y="5.2cm">
          <text:p/>
          <draw:enhanced-geometry svg:viewBox="0 0 21600 21600" draw:type="rectangle" draw:enhanced-path="M 0 0 L 21600 0 21600 21600 0 21600 0 0 Z N"/>
        </draw:custom-shape>
        <draw:frame draw:style-name="gr50" draw:text-style-name="P20" draw:layer="layout" svg:width="13.4cm" svg:height="1.145cm" svg:x="1.6cm" svg:y="3.401cm">
          <draw:text-box>
            <text:list text:style-name="L3">
              <text:list-item>
                <text:p text:style-name="P19"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)</text:span></text:p>
          </draw:text-box>
        </draw:frame>
        <draw:frame draw:style-name="gr51" draw:text-style-name="P23" draw:layer="layout" svg:width="7.893cm" svg:height="4.1cm" svg:x="1.707cm" svg:y="5.2cm">
          <draw:text-box>
            <text:p text:style-name="P22"><text:span text:style-name="T14">f</text:span><text:span text:style-name="T14">o</text:span><text:span text:style-name="T14">r </text:span><text:span text:style-name="T14">(</text:span><text:span text:style-name="T14">i </text:span><text:span text:style-name="T14">=</text:span><text:span text:style-name="T14"> </text:span><text:span text:style-name="T14">0</text:span><text:span text:style-name="T14"> </text:span><text:span text:style-name="T14">u</text:span><text:span text:style-name="T14">p</text:span><text:span text:style-name="T14">t</text:span><text:span text:style-name="T14">o</text:span><text:span text:style-name="T14"> </text:span><text:span text:style-name="T14">S</text:span><text:span text:style-name="T14">I</text:span><text:span text:style-name="T14">Z</text:span><text:span text:style-name="T14">E</text:span><text:span text:style-name="T14">)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k</text:span><text:span text:style-name="T14">e</text:span><text:span text:style-name="T14">y</text:span><text:span text:style-name="T14"> </text:span><text:span text:style-name="T14">=</text:span><text:span text:style-name="T14"> </text:span><text:span text:style-name="T14">i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=</text:span><text:span text:style-name="T14"> </text:span><text:span text:style-name="T14">-</text:span><text:span text:style-name="T14">1</text:span></text:p>
            <text:p text:style-name="P22"><text:span text:style-name="T14"><text:tab/></text:span><text:span text:style-name="T14">a</text:span><text:span text:style-name="T14">r</text:span><text:span text:style-name="T14">r</text:span><text:span text:style-name="T14">[</text:span><text:span text:style-name="T14">i</text:span><text:span text:style-name="T14">]</text:span><text:span text:style-name="T14">.</text:span><text:span text:style-name="T14">l</text:span><text:span text:style-name="T14">i</text:span><text:span text:style-name="T14">n</text:span><text:span text:style-name="T14">k</text:span><text:span text:style-name="T14"> </text:span><text:span text:style-name="T14">=</text:span><text:span text:style-name="T14"> </text:span><text:span text:style-name="T14">N</text:span><text:span text:style-name="T14">U</text:span><text:span text:style-name="T14">L</text:span><text:span text:style-name="T14">L</text:span></text:p>
          </draw:text-box>
        </draw:frame>
        <draw:frame draw:style-name="gr19" draw:text-style-name="P17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17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17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17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17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25" draw:layer="layout" svg:width="0.942cm" svg:height="0.806cm" svg:x="16.858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25" draw:layer="layout" svg:width="0.942cm" svg:height="0.806cm" svg:x="20.058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_5f_header_5f_" presentation:presentation-page-layout-name="AL2T1">
        <office:forms form:automatic-focus="false" form:apply-design-mode="false"/>
        <draw:frame presentation:style-name="pr8" draw:text-style-name="P4" draw:layer="layout" svg:width="27.3cm" svg:height="2.957cm" svg:x="0.9cm" svg:y="10.864cm" presentation:class="title" presentation:user-transformed="true">
          <draw:text-box>
            <text:p><text:span text:style-name="T3">H</text:span><text:span text:style-name="T3">a</text:span><text:span text:style-name="T3">s</text:span><text:span text:style-name="T3">h</text:span><text:span text:style-name="T3">i</text:span><text:span text:style-name="T3">n</text:span><text:span text:style-name="T3">g</text:span><text:span text:style-name="T3"> </text:span><text:span text:style-name="T3">-</text:span><text:span text:style-name="T3">i</text:span><text:span text:style-name="T3">n</text:span><text:span text:style-name="T3">s</text:span><text:span text:style-name="T3">e</text:span><text:span text:style-name="T3">r</text:span><text:span text:style-name="T3">t</text:span><text:span text:style-name="T3">_</text:span><text:span text:style-name="T3">h</text:span><text:span text:style-name="T3">a</text:span><text:span text:style-name="T3">s</text:span><text:span text:style-name="T3">h</text:span><text:span text:style-name="T3">t</text:span><text:span text:style-name="T3">a</text:span><text:span text:style-name="T3">b</text:span><text:span text:style-name="T3">l</text:span><text:span text:style-name="T3">e</text:span><text:span text:style-name="T3">(</text:span><text:span text:style-name="T3">a</text:span><text:span text:style-name="T3">r</text:span><text:span text:style-name="T3">r</text:span><text:span text:style-name="T3">,</text:span><text:span text:style-name="T3">d</text:span><text:span text:style-name="T3">a</text:span><text:span text:style-name="T3">t</text:span><text:span text:style-name="T3">a</text:span><text:span text:style-name="T3">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draw:style-name="gr52" draw:text-style-name="P15" xml:id="id9" draw:id="id9" draw:layer="layout" svg:width="23cm" svg:height="0.988cm" svg:x="2cm" svg:y="5.6cm">
          <draw:text-box>
            <text:p><text:span text:style-name="T12">arr : <text:s text:c="5"/>Pointer that contains address of structure array (hash_t)</text:span></text:p>
          </draw:text-box>
        </draw:frame>
        <draw:frame draw:style-name="gr53" draw:text-style-name="P15" xml:id="id10" draw:id="id10" draw:layer="layout" svg:width="13.358cm" svg:height="0.988cm" svg:x="2.042cm" svg:y="6.604cm">
          <draw:text-box>
            <text:p><text:span text:style-name="T12">data: </text:span><text:span text:style-name="T12"><text:tab/></text:span><text:span text:style-name="T12">Item to be added</text:span></text:p>
          </draw:text-box>
        </draw:frame>
        <draw:frame draw:style-name="gr54" draw:text-style-name="P26" xml:id="id8" draw:id="id8" draw:layer="layout" svg:width="7.857cm" svg:height="1.199cm" svg:x="1.8cm" svg:y="4.4cm">
          <draw:text-box>
            <text:p><text:span text:style-name="T16">Input Specification:</text:span></text:p>
          </draw:text-box>
        </draw:frame>
        <draw:frame draw:style-name="gr55" draw:text-style-name="P26" xml:id="id11" draw:id="id11" draw:layer="layout" svg:width="9.457cm" svg:height="0.999cm" svg:x="1.8cm" svg:y="8.4cm">
          <draw:text-box>
            <text:p><text:span text:style-name="T16">Output Specification:</text:span></text:p>
          </draw:text-box>
        </draw:frame>
        <draw:frame draw:style-name="gr56" draw:text-style-name="P27" xml:id="id12" draw:id="id12" draw:layer="layout" svg:width="18.757cm" svg:height="1.162cm" svg:x="2.243cm" svg:y="9.638cm">
          <draw:text-box>
            <text:p>Status : e_true / e_false</text:p>
          </draw:text-box>
        </draw:frame>
        <draw:frame presentation:style-name="pr5" draw:text-style-name="P5" draw:layer="layout" svg:width="27.051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9" smil:attributeName="visibility" smil:to="visible"/>
                  <anim:transitionFilter smil:dur="1s" smil:targetElement="id9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10" smil:attributeName="visibility" smil:to="visible"/>
                  <anim:transitionFilter smil:dur="1s" smil:targetElement="id10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25" draw:layer="layout" svg:width="0.942cm" svg:height="0.806cm" svg:x="16.858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25" draw:layer="layout" svg:width="0.942cm" svg:height="0.806cm" svg:x="20.058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25" draw:layer="layout" svg:width="0.942cm" svg:height="0.806cm" svg:x="16.858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25" draw:layer="layout" svg:width="0.942cm" svg:height="0.806cm" svg:x="20.058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25" draw:layer="layout" svg:width="0.942cm" svg:height="0.806cm" svg:x="16.858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25" draw:layer="layout" svg:width="0.942cm" svg:height="0.806cm" svg:x="20.058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1</text:span></text:p>
          </draw:text-box>
        </draw:frame>
        <draw:frame draw:style-name="gr57" draw:text-style-name="P28" draw:layer="layout" svg:width="7.051cm" svg:height="0.988cm" svg:x="15.2cm" svg:y="10cm">
          <draw:text-box>
            <text:p><text:span text:style-name="T12">i</text:span><text:span text:style-name="T12">n</text:span><text:span text:style-name="T12">d</text:span><text:span text:style-name="T12">e</text:span><text:span text:style-name="T12">x</text:span><text:span text:style-name="T12"> </text:span><text:span text:style-name="T12">=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%</text:span><text:span text:style-name="T12"> </text:span><text:span text:style-name="T12">S</text:span><text:span text:style-name="T12">I</text:span><text:span text:style-name="T12">Z</text:span><text:span text:style-name="T12">E</text:span></text:p>
          </draw:text-box>
        </draw:frame>
        <draw:frame draw:style-name="gr58" draw:text-style-name="P28" draw:layer="layout" svg:width="6.34cm" svg:height="0.988cm" svg:x="15.376cm" svg:y="11.212cm">
          <draw:text-box>
            <text:p xml:id="id13" text:id="id13"><text:span text:style-name="T12">index = 1 % 5 =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29" draw:layer="layout" svg:width="0.942cm" svg:height="0.806cm" svg:x="16.858cm" svg:y="6.594cm">
          <draw:text-box>
            <text:p><text:span text:style-name="T17">-</text:span><text:span text:style-name="T17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25" draw:layer="layout" svg:width="0.942cm" svg:height="0.806cm" svg:x="20.058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1</text:span></text:p>
          </draw:text-box>
        </draw:frame>
        <draw:frame draw:style-name="gr58" draw:text-style-name="P28" draw:layer="layout" svg:width="6.34cm" svg:height="0.988cm" svg:x="15.376cm" svg:y="11.212cm">
          <draw:text-box>
            <text:p><text:span text:style-name="T12">i</text:span><text:span text:style-name="T12">n</text:span><text:span text:style-name="T12">d</text:span><text:span text:style-name="T12">e</text:span><text:span text:style-name="T12">x</text:span><text:span text:style-name="T12"> </text:span><text:span text:style-name="T12">=</text:span><text:span text:style-name="T12"> </text:span><text:span text:style-name="T12">1</text:span><text:span text:style-name="T12"> </text:span><text:span text:style-name="T12">%</text:span><text:span text:style-name="T12"> </text:span><text:span text:style-name="T12">5</text:span><text:span text:style-name="T12"> </text:span><text:span text:style-name="T12">=</text:span><text:span text:style-name="T12"> </text:span><text:span text:style-name="T12">1</text:span></text:p>
          </draw:text-box>
        </draw:frame>
        <draw:frame draw:style-name="gr57" draw:text-style-name="P28" draw:layer="layout" svg:width="7.051cm" svg:height="0.988cm" svg:x="15.201cm" svg:y="10cm">
          <draw:text-box>
            <text:p><text:span text:style-name="T12">i</text:span><text:span text:style-name="T12">n</text:span><text:span text:style-name="T12">d</text:span><text:span text:style-name="T12">e</text:span><text:span text:style-name="T12">x</text:span><text:span text:style-name="T12"> </text:span><text:span text:style-name="T12">=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%</text:span><text:span text:style-name="T12"> </text:span><text:span text:style-name="T12">S</text:span><text:span text:style-name="T12">I</text:span><text:span text:style-name="T12">Z</text:span><text:span text:style-name="T12">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25" draw:layer="layout" svg:width="0.942cm" svg:height="0.806cm" svg:x="20.058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25" draw:layer="layout" svg:width="0.942cm" svg:height="0.806cm" svg:x="20.058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25" draw:layer="layout" svg:width="0.942cm" svg:height="0.806cm" svg:x="20.058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3</text:span></text:p>
          </draw:text-box>
        </draw:frame>
        <draw:frame draw:style-name="gr57" draw:text-style-name="P28" draw:layer="layout" svg:width="7.051cm" svg:height="0.988cm" svg:x="15.201cm" svg:y="10cm">
          <draw:text-box>
            <text:p><text:span text:style-name="T12">i</text:span><text:span text:style-name="T12">n</text:span><text:span text:style-name="T12">d</text:span><text:span text:style-name="T12">e</text:span><text:span text:style-name="T12">x</text:span><text:span text:style-name="T12"> </text:span><text:span text:style-name="T12">=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%</text:span><text:span text:style-name="T12"> </text:span><text:span text:style-name="T12">S</text:span><text:span text:style-name="T12">I</text:span><text:span text:style-name="T12">Z</text:span><text:span text:style-name="T12">E</text:span></text:p>
          </draw:text-box>
        </draw:frame>
        <draw:frame draw:style-name="gr59" draw:text-style-name="P28" draw:layer="layout" svg:width="6.137cm" svg:height="0.988cm" svg:x="15.149cm" svg:y="11.4cm">
          <draw:text-box>
            <text:p xml:id="id14" text:id="id14"><text:span text:style-name="T12">index = 3 % 5 =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29" draw:layer="layout" svg:width="0.942cm" svg:height="0.806cm" svg:x="20.058cm" svg:y="6.6cm">
          <draw:text-box>
            <text:p><text:span text:style-name="T17">-</text:span><text:span text:style-name="T17">1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3</text:span></text:p>
          </draw:text-box>
        </draw:frame>
        <draw:frame draw:style-name="gr57" draw:text-style-name="P28" draw:layer="layout" svg:width="7.051cm" svg:height="0.988cm" svg:x="15.202cm" svg:y="10cm">
          <draw:text-box>
            <text:p><text:span text:style-name="T12">i</text:span><text:span text:style-name="T12">n</text:span><text:span text:style-name="T12">d</text:span><text:span text:style-name="T12">e</text:span><text:span text:style-name="T12">x</text:span><text:span text:style-name="T12"> </text:span><text:span text:style-name="T12">=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%</text:span><text:span text:style-name="T12"> </text:span><text:span text:style-name="T12">S</text:span><text:span text:style-name="T12">I</text:span><text:span text:style-name="T12">Z</text:span><text:span text:style-name="T12">E</text:span></text:p>
          </draw:text-box>
        </draw:frame>
        <draw:frame draw:style-name="gr59" draw:text-style-name="P28" draw:layer="layout" svg:width="6.137cm" svg:height="0.988cm" svg:x="15.15cm" svg:y="11.4cm">
          <draw:text-box>
            <text:p><text:span text:style-name="T12">i</text:span><text:span text:style-name="T12">n</text:span><text:span text:style-name="T12">d</text:span><text:span text:style-name="T12">e</text:span><text:span text:style-name="T12">x</text:span><text:span text:style-name="T12"> </text:span><text:span text:style-name="T12">=</text:span><text:span text:style-name="T12"> </text:span><text:span text:style-name="T12">3</text:span><text:span text:style-name="T12"> </text:span><text:span text:style-name="T12">%</text:span><text:span text:style-name="T12"> </text:span><text:span text:style-name="T12">5</text:span><text:span text:style-name="T12"> </text:span><text:span text:style-name="T12">=</text:span><text:span text:style-name="T12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1</text:span><text:span text:style-name="T10">1</text:span></text:p>
          </draw:text-box>
        </draw:frame>
        <draw:frame draw:style-name="gr57" draw:text-style-name="P28" draw:layer="layout" svg:width="7.051cm" svg:height="0.988cm" svg:x="15.202cm" svg:y="10cm">
          <draw:text-box>
            <text:p><text:span text:style-name="T12">i</text:span><text:span text:style-name="T12">n</text:span><text:span text:style-name="T12">d</text:span><text:span text:style-name="T12">e</text:span><text:span text:style-name="T12">x</text:span><text:span text:style-name="T12"> </text:span><text:span text:style-name="T12">=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%</text:span><text:span text:style-name="T12"> </text:span><text:span text:style-name="T12">S</text:span><text:span text:style-name="T12">I</text:span><text:span text:style-name="T12">Z</text:span><text:span text:style-name="T12">E</text:span></text:p>
          </draw:text-box>
        </draw:frame>
        <draw:frame draw:style-name="gr60" draw:text-style-name="P28" draw:layer="layout" svg:width="6.75cm" svg:height="0.988cm" svg:x="15.15cm" svg:y="11.4cm">
          <draw:text-box>
            <text:p xml:id="id15" text:id="id15"><text:span text:style-name="T12">index = 11 % 5 =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 xml:id="id16" text:id="id16"><text:span text:style-name="T18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1</text:span><text:span text:style-name="T10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6" anim:sub-item="text" smil:keySplines="0,0;0.2,0.5;0.8,0.5;1,0" smil:type="fade" smil:subtype="crossfade" smil:mode="out"/>
                  <anim:animateTransform smil:dur="0.25s" smil:fill="hold" smil:autoReverse="true" smil:targetElement="id16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1</text:span><text:span text:style-name="T10">1</text:span></text:p>
          </draw:text-box>
        </draw:frame>
        <draw:g>
          <draw:custom-shape draw:style-name="gr61" draw:text-style-name="P21" draw:layer="layout" svg:width="1.6cm" svg:height="0.9cm" svg:x="16.6cm" svg:y="9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43" draw:text-style-name="P25" draw:layer="layout" svg:width="1.764cm" svg:height="0.806cm" svg:x="15.2cm" svg:y="9.594cm">
          <draw:text-box>
            <text:p><text:span text:style-name="T15">n</text:span><text:span text:style-name="T15">e</text:span><text:span text:style-name="T15">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1</text:span><text:span text:style-name="T10">1</text:span></text:p>
          </draw:text-box>
        </draw:frame>
        <draw:g>
          <draw:custom-shape draw:style-name="gr61" draw:text-style-name="P21" draw:layer="layout" svg:width="1.6cm" svg:height="0.9cm" svg:x="16.6cm" svg:y="9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 xml:id="id17" text:id="id17"><text:span text:style-name="T18">11</text:span></text:p>
          </draw:text-box>
        </draw:frame>
        <draw:frame draw:style-name="gr43" draw:text-style-name="P25" draw:layer="layout" svg:width="1.764cm" svg:height="0.806cm" svg:x="15.2cm" svg:y="9.594cm">
          <draw:text-box>
            <text:p><text:span text:style-name="T15">n</text:span><text:span text:style-name="T15">e</text:span><text:span text:style-name="T15">w</text:span></text:p>
          </draw:text-box>
        </draw:frame>
        <draw:frame draw:style-name="gr43" draw:text-style-name="P25" draw:layer="layout" svg:width="1.764cm" svg:height="0.806cm" svg:x="16.6cm" svg:y="11.5cm">
          <draw:text-box>
            <text:p xml:id="id18" text:id="id18"><text:span text:style-name="T15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1</text:span><text:span text:style-name="T10">1</text:span></text:p>
          </draw:text-box>
        </draw:frame>
        <draw:g>
          <draw:custom-shape draw:style-name="gr61" draw:text-style-name="P21" draw:layer="layout" svg:width="1.6cm" svg:height="0.9cm" svg:x="16.6cm" svg:y="9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43" draw:text-style-name="P25" draw:layer="layout" svg:width="1.764cm" svg:height="0.806cm" svg:x="15.2cm" svg:y="9.594cm">
          <draw:text-box>
            <text:p><text:span text:style-name="T15">n</text:span><text:span text:style-name="T15">e</text:span><text:span text:style-name="T15">w</text:span></text:p>
          </draw:text-box>
        </draw:frame>
        <draw:frame draw:style-name="gr37" draw:text-style-name="P25" draw:layer="layout" svg:width="0.777cm" svg:height="0.806cm" svg:x="16.964cm" svg:y="9.794cm">
          <draw:text-box>
            <text:p xml:id="id19" text:id="id19"><text:span text:style-name="T15">1</text:span></text:p>
          </draw:text-box>
        </draw:frame>
        <draw:frame draw:style-name="gr43" draw:text-style-name="P25" draw:layer="layout" svg:width="1.764cm" svg:height="0.806cm" svg:x="16.6cm" svg:y="11.5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6.636cm" svg:y="7.794cm">
          <draw:text-box>
            <text:p xml:id="id20" text:id="id20"><text:span text:style-name="T15">NULL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1</text:span><text:span text:style-name="T10">1</text:span></text:p>
          </draw:text-box>
        </draw:frame>
        <draw:g>
          <draw:custom-shape draw:style-name="gr61" draw:text-style-name="P21" draw:layer="layout" svg:width="1.6cm" svg:height="0.9cm" svg:x="16.6cm" svg:y="9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43" draw:text-style-name="P25" draw:layer="layout" svg:width="1.764cm" svg:height="0.806cm" svg:x="15.2cm" svg:y="9.594cm">
          <draw:text-box>
            <text:p><text:span text:style-name="T15">n</text:span><text:span text:style-name="T15">e</text:span><text:span text:style-name="T15">w</text:span></text:p>
          </draw:text-box>
        </draw:frame>
        <draw:frame draw:style-name="gr37" draw:text-style-name="P25" draw:layer="layout" svg:width="0.777cm" svg:height="0.806cm" svg:x="16.964cm" svg:y="9.794cm">
          <draw:text-box>
            <text:p><text:span text:style-name="T15">1</text:span></text:p>
          </draw:text-box>
        </draw:frame>
        <draw:frame draw:style-name="gr43" draw:text-style-name="P25" draw:layer="layout" svg:width="1.764cm" svg:height="0.806cm" svg:x="16.6cm" svg:y="11.5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0" anim:sub-item="text" smil:keySplines="0,0;0.2,0.5;0.8,0.5;1,0" smil:type="fade" smil:subtype="crossfade" smil:mode="out"/>
                  <anim:animateTransform smil:dur="0.25s" smil:fill="hold" smil:autoReverse="true" smil:targetElement="id20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1</text:span><text:span text:style-name="T10">1</text:span></text:p>
          </draw:text-box>
        </draw:frame>
        <draw:g>
          <draw:custom-shape draw:style-name="gr61" draw:text-style-name="P21" draw:layer="layout" svg:width="1.6cm" svg:height="0.9cm" svg:x="16.6cm" svg:y="9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43" draw:text-style-name="P25" draw:layer="layout" svg:width="1.764cm" svg:height="0.806cm" svg:x="15.2cm" svg:y="9.594cm">
          <draw:text-box>
            <text:p><text:span text:style-name="T15">n</text:span><text:span text:style-name="T15">e</text:span><text:span text:style-name="T15">w</text:span></text:p>
          </draw:text-box>
        </draw:frame>
        <draw:frame draw:style-name="gr37" draw:text-style-name="P25" draw:layer="layout" svg:width="0.777cm" svg:height="0.806cm" svg:x="16.964cm" svg:y="9.794cm">
          <draw:text-box>
            <text:p><text:span text:style-name="T15">1</text:span></text:p>
          </draw:text-box>
        </draw:frame>
        <draw:polyline draw:style-name="gr15" draw:text-style-name="P16" xml:id="id21" draw:id="id21" draw:layer="layout" svg:width="0cm" svg:height="1.499cm" svg:x="17.4cm" svg:y="8.2cm" svg:viewBox="0 0 0 1500" draw:points="0,0 0,1500">
          <text:p/>
        </draw:polyline>
        <draw:frame draw:style-name="gr43" draw:text-style-name="P25" draw:layer="layout" svg:width="1.764cm" svg:height="0.806cm" svg:x="16.6cm" svg:y="11.5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2</text:span><text:span text:style-name="T10">1</text:span></text:p>
          </draw:text-box>
        </draw:frame>
        <draw:g>
          <draw:custom-shape draw:style-name="gr61" draw:text-style-name="P21" draw:layer="layout" svg:width="1.6cm" svg:height="0.9cm" svg:x="16.6cm" svg:y="9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43" draw:text-style-name="P25" draw:layer="layout" svg:width="1.764cm" svg:height="0.806cm" svg:x="15.2cm" svg:y="9.594cm">
          <draw:text-box>
            <text:p><text:span text:style-name="T15">n</text:span><text:span text:style-name="T15">e</text:span><text:span text:style-name="T15">w</text:span></text:p>
          </draw:text-box>
        </draw:frame>
        <draw:frame draw:style-name="gr37" draw:text-style-name="P25" draw:layer="layout" svg:width="0.777cm" svg:height="0.806cm" svg:x="16.964cm" svg:y="9.794cm">
          <draw:text-box>
            <text:p><text:span text:style-name="T15">1</text:span></text:p>
          </draw:text-box>
        </draw:frame>
        <draw:line draw:style-name="gr15" draw:text-style-name="P16" draw:layer="layout" svg:x1="17.4cm" svg:y1="8.2cm" svg:x2="17.4cm" svg:y2="9.7cm">
          <text:p/>
        </draw:line>
        <draw:frame draw:style-name="gr43" draw:text-style-name="P25" draw:layer="layout" svg:width="1.764cm" svg:height="0.806cm" svg:x="16.6cm" svg:y="11.5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 xml:id="id22" text:id="id22"><text:span text:style-name="T18">1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2</text:span><text:span text:style-name="T10">1</text:span></text:p>
          </draw:text-box>
        </draw:frame>
        <draw:g>
          <draw:custom-shape draw:style-name="gr61" draw:text-style-name="P21" draw:layer="layout" svg:width="1.6cm" svg:height="0.9cm" svg:x="16.6cm" svg:y="9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43" draw:text-style-name="P25" draw:layer="layout" svg:width="1.764cm" svg:height="0.806cm" svg:x="15.2cm" svg:y="9.594cm">
          <draw:text-box>
            <text:p><text:span text:style-name="T15">n</text:span><text:span text:style-name="T15">e</text:span><text:span text:style-name="T15">w</text:span></text:p>
          </draw:text-box>
        </draw:frame>
        <draw:frame draw:style-name="gr37" draw:text-style-name="P25" draw:layer="layout" svg:width="0.777cm" svg:height="0.806cm" svg:x="16.964cm" svg:y="9.794cm">
          <draw:text-box>
            <text:p><text:span text:style-name="T15">1</text:span></text:p>
          </draw:text-box>
        </draw:frame>
        <draw:line draw:style-name="gr15" draw:text-style-name="P16" draw:layer="layout" svg:x1="17.4cm" svg:y1="8.2cm" svg:x2="17.4cm" svg:y2="9.7cm">
          <text:p/>
        </draw:line>
        <draw:frame draw:style-name="gr43" draw:text-style-name="P25" draw:layer="layout" svg:width="1.764cm" svg:height="0.806cm" svg:x="16.6cm" svg:y="11.5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63" draw:text-style-name="P31" draw:layer="layout" svg:width="5.438cm" svg:height="0.962cm" svg:x="22.6cm" svg:y="10cm">
          <draw:text-box>
            <text:p>index = 21%5 = 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2" anim:sub-item="text" smil:keySplines="0,0;0.2,0.5;0.8,0.5;1,0" smil:type="fade" smil:subtype="crossfade" smil:mode="out"/>
                  <anim:animateTransform smil:dur="0.25s" smil:fill="hold" smil:autoReverse="true" smil:targetElement="id22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2</text:span><text:span text:style-name="T10">1</text:span></text:p>
          </draw:text-box>
        </draw:frame>
        <draw:g>
          <draw:custom-shape draw:style-name="gr61" draw:text-style-name="P21" draw:layer="layout" svg:width="1.6cm" svg:height="0.9cm" svg:x="16.6cm" svg:y="9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37" draw:text-style-name="P25" draw:layer="layout" svg:width="0.777cm" svg:height="0.806cm" svg:x="16.964cm" svg:y="9.794cm">
          <draw:text-box>
            <text:p><text:span text:style-name="T15">1</text:span></text:p>
          </draw:text-box>
        </draw:frame>
        <draw:line draw:style-name="gr15" draw:text-style-name="P16" draw:layer="layout" svg:x1="17.4cm" svg:y1="8.2cm" svg:x2="17.4cm" svg:y2="9.7cm">
          <text:p/>
        </draw:line>
        <draw:frame draw:style-name="gr43" draw:text-style-name="P25" draw:layer="layout" svg:width="1.764cm" svg:height="0.806cm" svg:x="16.6cm" svg:y="11.5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g xml:id="id23" draw:id="id23">
          <draw:custom-shape draw:style-name="gr61" draw:text-style-name="P21" draw:layer="layout" svg:width="1.6cm" svg:height="0.9cm" svg:x="16.6cm" svg:y="13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3.9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4.8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2</text:span><text:span text:style-name="T10">1</text:span></text:p>
          </draw:text-box>
        </draw:frame>
        <draw:g>
          <draw:custom-shape draw:style-name="gr61" draw:text-style-name="P21" draw:layer="layout" svg:width="1.6cm" svg:height="0.9cm" svg:x="16.6cm" svg:y="9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37" draw:text-style-name="P25" draw:layer="layout" svg:width="0.777cm" svg:height="0.806cm" svg:x="16.964cm" svg:y="9.794cm">
          <draw:text-box>
            <text:p><text:span text:style-name="T15">1</text:span></text:p>
          </draw:text-box>
        </draw:frame>
        <draw:line draw:style-name="gr15" draw:text-style-name="P16" draw:layer="layout" svg:x1="17.4cm" svg:y1="8.2cm" svg:x2="17.4cm" svg:y2="9.7cm">
          <text:p/>
        </draw:line>
        <draw:frame draw:style-name="gr43" draw:text-style-name="P25" draw:layer="layout" svg:width="1.764cm" svg:height="0.806cm" svg:x="16.6cm" svg:y="11.5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g>
          <draw:custom-shape draw:style-name="gr61" draw:text-style-name="P21" draw:layer="layout" svg:width="1.6cm" svg:height="0.9cm" svg:x="16.6cm" svg:y="13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3.9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4.8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62" draw:text-style-name="P30" draw:layer="layout" svg:width="1.342cm" svg:height="0.806cm" svg:x="16.858cm" svg:y="13.994cm">
          <draw:text-box>
            <text:p><text:span text:style-name="T18">2</text:span><text:span text:style-name="T18">1</text:span></text:p>
          </draw:text-box>
        </draw:frame>
        <draw:frame draw:style-name="gr43" draw:text-style-name="P25" draw:layer="layout" svg:width="1.764cm" svg:height="0.806cm" svg:x="16.436cm" svg:y="14.794cm">
          <draw:text-box>
            <text:p xml:id="id24" text:id="id24"><text:span text:style-name="T15">NULL</text:span></text:p>
          </draw:text-box>
        </draw:frame>
        <draw:frame draw:style-name="gr43" draw:text-style-name="P25" draw:layer="layout" svg:width="1.764cm" svg:height="0.806cm" svg:x="15.1cm" svg:y="12.794cm">
          <draw:text-box>
            <text:p><text:span text:style-name="T15">n</text:span><text:span text:style-name="T15">e</text:span><text:span text:style-name="T15">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2</text:span><text:span text:style-name="T10">1</text:span></text:p>
          </draw:text-box>
        </draw:frame>
        <draw:g>
          <draw:custom-shape draw:style-name="gr61" draw:text-style-name="P21" draw:layer="layout" svg:width="1.6cm" svg:height="0.9cm" svg:x="16.6cm" svg:y="9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37" draw:text-style-name="P25" draw:layer="layout" svg:width="0.777cm" svg:height="0.806cm" svg:x="16.964cm" svg:y="9.794cm">
          <draw:text-box>
            <text:p><text:span text:style-name="T15">1</text:span></text:p>
          </draw:text-box>
        </draw:frame>
        <draw:line draw:style-name="gr15" draw:text-style-name="P16" draw:layer="layout" svg:x1="17.4cm" svg:y1="8.2cm" svg:x2="17.4cm" svg:y2="9.7cm">
          <text:p/>
        </draw:line>
        <draw:frame draw:style-name="gr43" draw:text-style-name="P25" draw:layer="layout" svg:width="1.764cm" svg:height="0.806cm" svg:x="16.6cm" svg:y="11.5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g>
          <draw:custom-shape draw:style-name="gr61" draw:text-style-name="P21" draw:layer="layout" svg:width="1.6cm" svg:height="0.9cm" svg:x="16.6cm" svg:y="13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3.9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4.8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62" draw:text-style-name="P30" draw:layer="layout" svg:width="1.342cm" svg:height="0.806cm" svg:x="16.858cm" svg:y="13.994cm">
          <draw:text-box>
            <text:p><text:span text:style-name="T18">2</text:span><text:span text:style-name="T18">1</text:span></text:p>
          </draw:text-box>
        </draw:frame>
        <draw:frame draw:style-name="gr37" draw:text-style-name="P25" draw:layer="layout" svg:width="0.777cm" svg:height="0.806cm" svg:x="17cm" svg:y="13.094cm">
          <draw:text-box>
            <text:p><text:span text:style-name="T15">1</text:span></text:p>
          </draw:text-box>
        </draw:frame>
        <draw:frame draw:style-name="gr43" draw:text-style-name="P25" draw:layer="layout" svg:width="1.764cm" svg:height="0.806cm" svg:x="15.1cm" svg:y="12.794cm">
          <draw:text-box>
            <text:p><text:span text:style-name="T15">n</text:span><text:span text:style-name="T15">e</text:span><text:span text:style-name="T15">w</text:span></text:p>
          </draw:text-box>
        </draw:frame>
        <draw:frame draw:style-name="gr43" draw:text-style-name="P25" draw:layer="layout" svg:width="1.764cm" svg:height="0.806cm" svg:x="16.436cm" svg:y="14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2</text:span><text:span text:style-name="T10">1</text:span></text:p>
          </draw:text-box>
        </draw:frame>
        <draw:g>
          <draw:custom-shape draw:style-name="gr61" draw:text-style-name="P21" draw:layer="layout" svg:width="1.6cm" svg:height="0.9cm" svg:x="16.6cm" svg:y="9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37" draw:text-style-name="P25" draw:layer="layout" svg:width="0.777cm" svg:height="0.806cm" svg:x="16.964cm" svg:y="9.794cm">
          <draw:text-box>
            <text:p><text:span text:style-name="T15">1</text:span></text:p>
          </draw:text-box>
        </draw:frame>
        <draw:polyline draw:style-name="gr15" draw:text-style-name="P16" xml:id="id25" draw:id="id25" draw:layer="layout" svg:width="0cm" svg:height="1.499cm" svg:x="17.4cm" svg:y="8.2cm" svg:viewBox="0 0 0 1500" draw:points="0,0 0,1500">
          <text:p/>
        </draw:polyline>
        <draw:frame draw:style-name="gr43" draw:text-style-name="P25" draw:layer="layout" svg:width="1.764cm" svg:height="0.806cm" svg:x="16.6cm" svg:y="11.5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g>
          <draw:custom-shape draw:style-name="gr61" draw:text-style-name="P21" draw:layer="layout" svg:width="1.6cm" svg:height="0.9cm" svg:x="16.6cm" svg:y="13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3.9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4.8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62" draw:text-style-name="P30" draw:layer="layout" svg:width="1.342cm" svg:height="0.806cm" svg:x="16.858cm" svg:y="13.994cm">
          <draw:text-box>
            <text:p><text:span text:style-name="T18">2</text:span><text:span text:style-name="T18">1</text:span></text:p>
          </draw:text-box>
        </draw:frame>
        <draw:frame draw:style-name="gr37" draw:text-style-name="P25" draw:layer="layout" svg:width="0.777cm" svg:height="0.806cm" svg:x="17cm" svg:y="13.094cm">
          <draw:text-box>
            <text:p><text:span text:style-name="T15">1</text:span></text:p>
          </draw:text-box>
        </draw:frame>
        <draw:frame draw:style-name="gr43" draw:text-style-name="P25" draw:layer="layout" svg:width="1.764cm" svg:height="0.806cm" svg:x="15.1cm" svg:y="12.794cm">
          <draw:text-box>
            <text:p><text:span text:style-name="T15">n</text:span><text:span text:style-name="T15">e</text:span><text:span text:style-name="T15">w</text:span></text:p>
          </draw:text-box>
        </draw:frame>
        <draw:frame draw:style-name="gr43" draw:text-style-name="P25" draw:layer="layout" svg:width="1.764cm" svg:height="0.806cm" svg:x="16.436cm" svg:y="14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5" smil:keySplines="0,0;0.2,0.5;0.8,0.5;1,0" smil:type="fade" smil:subtype="crossfade" smil:mode="out"/>
                  <anim:animateTransform smil:dur="0.25s" smil:fill="hold" smil:autoReverse="true" smil:targetElement="id25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2</text:span><text:span text:style-name="T10">1</text:span></text:p>
          </draw:text-box>
        </draw:frame>
        <draw:g>
          <draw:custom-shape draw:style-name="gr61" draw:text-style-name="P21" draw:layer="layout" svg:width="1.6cm" svg:height="0.9cm" svg:x="16.6cm" svg:y="9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43" draw:text-style-name="P25" draw:layer="layout" svg:width="1.764cm" svg:height="0.806cm" svg:x="15.2cm" svg:y="9.594cm">
          <draw:text-box>
            <text:p><text:span text:style-name="T15">t</text:span><text:span text:style-name="T15">e</text:span><text:span text:style-name="T15">m</text:span><text:span text:style-name="T15">p</text:span></text:p>
          </draw:text-box>
        </draw:frame>
        <draw:frame draw:style-name="gr37" draw:text-style-name="P25" draw:layer="layout" svg:width="0.777cm" svg:height="0.806cm" svg:x="16.964cm" svg:y="9.794cm">
          <draw:text-box>
            <text:p><text:span text:style-name="T15">1</text:span></text:p>
          </draw:text-box>
        </draw:frame>
        <draw:line draw:style-name="gr15" draw:text-style-name="P16" draw:layer="layout" svg:x1="17.4cm" svg:y1="8.2cm" svg:x2="17.4cm" svg:y2="9.7cm">
          <text:p/>
        </draw:line>
        <draw:frame draw:style-name="gr43" draw:text-style-name="P25" draw:layer="layout" svg:width="1.764cm" svg:height="0.806cm" svg:x="16.6cm" svg:y="11.5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g>
          <draw:custom-shape draw:style-name="gr61" draw:text-style-name="P21" draw:layer="layout" svg:width="1.6cm" svg:height="0.9cm" svg:x="16.6cm" svg:y="13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3.9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4.8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62" draw:text-style-name="P30" draw:layer="layout" svg:width="1.342cm" svg:height="0.806cm" svg:x="16.858cm" svg:y="13.994cm">
          <draw:text-box>
            <text:p><text:span text:style-name="T18">2</text:span><text:span text:style-name="T18">1</text:span></text:p>
          </draw:text-box>
        </draw:frame>
        <draw:frame draw:style-name="gr37" draw:text-style-name="P25" draw:layer="layout" svg:width="0.777cm" svg:height="0.806cm" svg:x="17cm" svg:y="13.094cm">
          <draw:text-box>
            <text:p><text:span text:style-name="T15">1</text:span></text:p>
          </draw:text-box>
        </draw:frame>
        <draw:frame draw:style-name="gr43" draw:text-style-name="P25" draw:layer="layout" svg:width="1.764cm" svg:height="0.806cm" svg:x="15.1cm" svg:y="12.794cm">
          <draw:text-box>
            <text:p><text:span text:style-name="T15">n</text:span><text:span text:style-name="T15">e</text:span><text:span text:style-name="T15">w</text:span></text:p>
          </draw:text-box>
        </draw:frame>
        <draw:frame draw:style-name="gr43" draw:text-style-name="P25" draw:layer="layout" svg:width="1.764cm" svg:height="0.806cm" svg:x="16.436cm" svg:y="14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2</text:span><text:span text:style-name="T10">1</text:span></text:p>
          </draw:text-box>
        </draw:frame>
        <draw:g>
          <draw:custom-shape draw:style-name="gr61" draw:text-style-name="P21" draw:layer="layout" svg:width="1.6cm" svg:height="0.9cm" svg:x="16.6cm" svg:y="9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43" draw:text-style-name="P25" draw:layer="layout" svg:width="1.764cm" svg:height="0.806cm" svg:x="15.2cm" svg:y="9.594cm">
          <draw:text-box>
            <text:p><text:span text:style-name="T15">t</text:span><text:span text:style-name="T15">e</text:span><text:span text:style-name="T15">m</text:span><text:span text:style-name="T15">p</text:span></text:p>
          </draw:text-box>
        </draw:frame>
        <draw:frame draw:style-name="gr37" draw:text-style-name="P25" draw:layer="layout" svg:width="0.777cm" svg:height="0.806cm" svg:x="16.964cm" svg:y="9.794cm">
          <draw:text-box>
            <text:p><text:span text:style-name="T15">1</text:span></text:p>
          </draw:text-box>
        </draw:frame>
        <draw:line draw:style-name="gr15" draw:text-style-name="P16" draw:layer="layout" svg:x1="17.4cm" svg:y1="8.2cm" svg:x2="17.4cm" svg:y2="9.7cm">
          <text:p/>
        </draw:line>
        <draw:frame draw:style-name="gr43" draw:text-style-name="P25" draw:layer="layout" svg:width="1.764cm" svg:height="0.806cm" svg:x="16.6cm" svg:y="11.5cm">
          <draw:text-box>
            <text:p xml:id="id26" text:id="id26"><text:span text:style-name="T15">NULL</text:span></text:p>
          </draw:text-box>
        </draw:frame>
        <draw:g>
          <draw:custom-shape draw:style-name="gr61" draw:text-style-name="P21" draw:layer="layout" svg:width="1.6cm" svg:height="0.9cm" svg:x="16.6cm" svg:y="13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3.9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4.8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62" draw:text-style-name="P30" draw:layer="layout" svg:width="1.342cm" svg:height="0.806cm" svg:x="16.858cm" svg:y="13.994cm">
          <draw:text-box>
            <text:p><text:span text:style-name="T18">2</text:span><text:span text:style-name="T18">1</text:span></text:p>
          </draw:text-box>
        </draw:frame>
        <draw:frame draw:style-name="gr37" draw:text-style-name="P25" draw:layer="layout" svg:width="0.777cm" svg:height="0.806cm" svg:x="17cm" svg:y="13.094cm">
          <draw:text-box>
            <text:p><text:span text:style-name="T15">1</text:span></text:p>
          </draw:text-box>
        </draw:frame>
        <draw:frame draw:style-name="gr43" draw:text-style-name="P25" draw:layer="layout" svg:width="1.764cm" svg:height="0.806cm" svg:x="15.1cm" svg:y="12.794cm">
          <draw:text-box>
            <text:p><text:span text:style-name="T15">n</text:span><text:span text:style-name="T15">e</text:span><text:span text:style-name="T15">w</text:span></text:p>
          </draw:text-box>
        </draw:frame>
        <draw:frame draw:style-name="gr43" draw:text-style-name="P25" draw:layer="layout" svg:width="1.764cm" svg:height="0.806cm" svg:x="16.436cm" svg:y="14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6" anim:sub-item="text" smil:keySplines="0,0;0.2,0.5;0.8,0.5;1,0" smil:type="fade" smil:subtype="crossfade" smil:mode="out"/>
                  <anim:animateTransform smil:dur="0.25s" smil:fill="hold" smil:autoReverse="true" smil:targetElement="id26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H</text:span><text:span text:style-name="T4">a</text:span><text:span text:style-name="T4">s</text:span><text:span text:style-name="T4">h</text:span><text:span text:style-name="T4">i</text:span><text:span text:style-name="T4">n</text:span><text:span text:style-name="T4">g</text:span><text:span text:style-name="T4"> </text:span><text:span text:style-name="T5"><text:line-break/>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_</text:span><text:span text:style-name="T5">h</text:span><text:span text:style-name="T5">a</text:span><text:span text:style-name="T5">s</text:span><text:span text:style-name="T5">h</text:span><text:span text:style-name="T5">t</text:span><text:span text:style-name="T5">a</text:span><text:span text:style-name="T5">b</text:span><text:span text:style-name="T5">l</text:span><text:span text:style-name="T5">e</text:span><text:span text:style-name="T5">(</text:span><text:span text:style-name="T5">a</text:span><text:span text:style-name="T5">r</text:span><text:span text:style-name="T5">r</text:span><text:span text:style-name="T5">,</text:span><text:span text:style-name="T5">d</text:span><text:span text:style-name="T5">a</text:span><text:span text:style-name="T5">t</text:span><text:span text:style-name="T5">a</text:span><text:span text:style-name="T5">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</text:span><text:span text:style-name="T10">e</text:span><text:span text:style-name="T10">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</text:span><text:span text:style-name="T10">a</text:span><text:span text:style-name="T10">l</text:span><text:span text:style-name="T10">u</text:span><text:span text:style-name="T10">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</text:span><text:span text:style-name="T10">n</text:span><text:span text:style-name="T10">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</text:span><text:span text:style-name="T10">r</text:span><text:span text:style-name="T10">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</text:span><text:span text:style-name="T15">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-</text:span><text:span text:style-name="T15">1</text:span></text:p>
          </draw:text-box>
        </draw:frame>
        <draw:frame draw:style-name="gr43" draw:text-style-name="P25" draw:layer="layout" svg:width="1.764cm" svg:height="0.806cm" svg:x="21.4cm" svg:y="7.8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</text:span><text:span text:style-name="T10">a</text:span><text:span text:style-name="T10">t</text:span><text:span text:style-name="T10">a</text:span><text:span text:style-name="T10"> </text:span><text:span text:style-name="T10">=</text:span><text:span text:style-name="T10"> </text:span><text:span text:style-name="T10">2</text:span><text:span text:style-name="T10">1</text:span></text:p>
          </draw:text-box>
        </draw:frame>
        <draw:g>
          <draw:custom-shape draw:style-name="gr61" draw:text-style-name="P21" draw:layer="layout" svg:width="1.6cm" svg:height="0.9cm" svg:x="16.6cm" svg:y="9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43" draw:text-style-name="P25" draw:layer="layout" svg:width="1.764cm" svg:height="0.806cm" svg:x="15.2cm" svg:y="9.594cm">
          <draw:text-box>
            <text:p><text:span text:style-name="T15">t</text:span><text:span text:style-name="T15">e</text:span><text:span text:style-name="T15">m</text:span><text:span text:style-name="T15">p</text:span></text:p>
          </draw:text-box>
        </draw:frame>
        <draw:frame draw:style-name="gr37" draw:text-style-name="P25" draw:layer="layout" svg:width="0.777cm" svg:height="0.806cm" svg:x="16.964cm" svg:y="9.794cm">
          <draw:text-box>
            <text:p><text:span text:style-name="T15">1</text:span></text:p>
          </draw:text-box>
        </draw:frame>
        <draw:line draw:style-name="gr15" draw:text-style-name="P16" draw:layer="layout" svg:x1="17.4cm" svg:y1="8.2cm" svg:x2="17.4cm" svg:y2="9.7cm">
          <text:p/>
        </draw:line>
        <draw:g>
          <draw:custom-shape draw:style-name="gr61" draw:text-style-name="P21" draw:layer="layout" svg:width="1.6cm" svg:height="0.9cm" svg:x="16.6cm" svg:y="13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3.9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4.8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</text:span><text:span text:style-name="T18">1</text:span></text:p>
          </draw:text-box>
        </draw:frame>
        <draw:frame draw:style-name="gr62" draw:text-style-name="P30" draw:layer="layout" svg:width="1.342cm" svg:height="0.806cm" svg:x="16.858cm" svg:y="13.994cm">
          <draw:text-box>
            <text:p><text:span text:style-name="T18">2</text:span><text:span text:style-name="T18">1</text:span></text:p>
          </draw:text-box>
        </draw:frame>
        <draw:frame draw:style-name="gr37" draw:text-style-name="P25" draw:layer="layout" svg:width="0.777cm" svg:height="0.806cm" svg:x="17cm" svg:y="13.094cm">
          <draw:text-box>
            <text:p><text:span text:style-name="T15">1</text:span></text:p>
          </draw:text-box>
        </draw:frame>
        <draw:frame draw:style-name="gr43" draw:text-style-name="P25" draw:layer="layout" svg:width="1.764cm" svg:height="0.806cm" svg:x="15.1cm" svg:y="12.794cm">
          <draw:text-box>
            <text:p><text:span text:style-name="T15">n</text:span><text:span text:style-name="T15">e</text:span><text:span text:style-name="T15">w</text:span></text:p>
          </draw:text-box>
        </draw:frame>
        <draw:polyline draw:style-name="gr15" draw:text-style-name="P16" xml:id="id27" draw:id="id27" draw:layer="layout" svg:width="0cm" svg:height="1.099cm" svg:x="17.4cm" svg:y="12cm" svg:viewBox="0 0 0 1100" draw:points="0,0 0,1100">
          <text:p/>
        </draw:polyline>
        <draw:frame draw:style-name="gr43" draw:text-style-name="P25" draw:layer="layout" svg:width="1.764cm" svg:height="0.806cm" svg:x="16.436cm" svg:y="14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ontent" presentation:presentation-page-layout-name="AL2T1">
        <office:forms form:automatic-focus="false" form:apply-design-mode="false"/>
        <draw:custom-shape draw:style-name="gr64" draw:text-style-name="P21" draw:layer="layout" svg:width="11.4cm" svg:height="11.9cm" svg:x="0.2cm" svg:y="2.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ata Structure –Hashing </text:span><text:span text:style-name="T5"><text:line-break/></text:span><text:span text:style-name="T5">insert_hashtable(arr,data)</text:span></text:p>
          </draw:text-box>
        </draw:frame>
        <draw:frame draw:style-name="gr19" draw:text-style-name="P24" draw:layer="layout" svg:width="3cm" svg:height="0.831cm" svg:x="15.8cm" svg:y="2.803cm">
          <draw:text-box>
            <text:p><text:span text:style-name="T10">SIZ</text:span><text:span text:style-name="T10">E = </text:span><text:span text:style-name="T10">5</text:span></text:p>
          </draw:text-box>
        </draw:frame>
        <draw:custom-shape draw:style-name="gr27" draw:text-style-name="P21" draw:layer="layout" svg:width="8cm" svg:height="3.6cm" svg:x="15cm" svg:y="5.2cm">
          <text:p/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16.6cm" svg:y1="5.2cm" svg:x2="16.6cm" svg:y2="8.8cm">
          <text:p/>
        </draw:line>
        <draw:line draw:style-name="gr28" draw:text-style-name="P16" draw:layer="layout" svg:x1="18.2cm" svg:y1="5.2cm" svg:x2="18.2cm" svg:y2="8.8cm">
          <text:p/>
        </draw:line>
        <draw:line draw:style-name="gr28" draw:text-style-name="P16" draw:layer="layout" svg:x1="19.8cm" svg:y1="5.2cm" svg:x2="19.8cm" svg:y2="8.8cm">
          <text:p/>
        </draw:line>
        <draw:line draw:style-name="gr28" draw:text-style-name="P16" draw:layer="layout" svg:x1="21.4cm" svg:y1="5.2cm" svg:x2="21.4cm" svg:y2="8.8cm">
          <text:p/>
        </draw:line>
        <draw:line draw:style-name="gr28" draw:text-style-name="P16" draw:layer="layout" svg:x1="15cm" svg:y1="6.4cm" svg:x2="23cm" svg:y2="6.4cm">
          <text:p/>
        </draw:line>
        <draw:line draw:style-name="gr28" draw:text-style-name="P16" draw:layer="layout" svg:x1="15cm" svg:y1="7.6cm" svg:x2="23cm" svg:y2="7.6cm">
          <text:p/>
        </draw:line>
        <draw:frame draw:style-name="gr29" draw:text-style-name="P24" draw:layer="layout" svg:width="2.4cm" svg:height="1.411cm" svg:x="13cm" svg:y="5.4cm">
          <draw:text-box>
            <text:p><text:span text:style-name="T10">key</text:span></text:p>
          </draw:text-box>
        </draw:frame>
        <draw:frame draw:style-name="gr29" draw:text-style-name="P24" draw:layer="layout" svg:width="2.2cm" svg:height="1.411cm" svg:x="13cm" svg:y="6.593cm">
          <draw:text-box>
            <text:p><text:span text:style-name="T10">value</text:span></text:p>
          </draw:text-box>
        </draw:frame>
        <draw:frame draw:style-name="gr19" draw:text-style-name="P24" draw:layer="layout" svg:width="1.5cm" svg:height="0.831cm" svg:x="13.1cm" svg:y="7.8cm">
          <draw:text-box>
            <text:p><text:span text:style-name="T10">link</text:span></text:p>
          </draw:text-box>
        </draw:frame>
        <draw:frame draw:style-name="gr19" draw:text-style-name="P24" draw:layer="layout" svg:width="3cm" svg:height="0.831cm" svg:x="14.871cm" svg:y="4.606cm">
          <draw:text-box>
            <text:p><text:span text:style-name="T10">arr</text:span></text:p>
          </draw:text-box>
        </draw:frame>
        <draw:frame draw:style-name="gr37" draw:text-style-name="P25" draw:layer="layout" svg:width="0.777cm" svg:height="0.806cm" svg:x="15.4cm" svg:y="5.412cm">
          <draw:text-box>
            <text:p><text:span text:style-name="T15">0</text:span></text:p>
          </draw:text-box>
        </draw:frame>
        <draw:frame draw:style-name="gr40" draw:text-style-name="P25" draw:layer="layout" svg:width="0.942cm" svg:height="0.806cm" svg:x="15.423cm" svg:y="6.6cm">
          <draw:text-box>
            <text:p><text:span text:style-name="T15">-1</text:span></text:p>
          </draw:text-box>
        </draw:frame>
        <draw:frame draw:style-name="gr43" draw:text-style-name="P25" draw:layer="layout" svg:width="1.764cm" svg:height="0.806cm" svg:x="15.036cm" svg:y="7.8cm">
          <draw:text-box>
            <text:p><text:span text:style-name="T15">N</text:span><text:span text:style-name="T15">UL</text:span><text:span text:style-name="T15">L</text:span></text:p>
          </draw:text-box>
        </draw:frame>
        <draw:frame draw:style-name="gr37" draw:text-style-name="P25" draw:layer="layout" svg:width="0.777cm" svg:height="0.806cm" svg:x="16.923cm" svg:y="5.394cm">
          <draw:text-box>
            <text:p><text:span text:style-name="T15">1</text:span></text:p>
          </draw:text-box>
        </draw:frame>
        <draw:frame draw:style-name="gr40" draw:text-style-name="P30" draw:layer="layout" svg:width="0.942cm" svg:height="0.806cm" svg:x="16.958cm" svg:y="6.594cm">
          <draw:text-box>
            <text:p><text:span text:style-name="T18">1</text:span></text:p>
          </draw:text-box>
        </draw:frame>
        <draw:frame draw:style-name="gr43" draw:text-style-name="P25" draw:layer="layout" svg:width="1.764cm" svg:height="0.806cm" svg:x="18.2cm" svg:y="7.794cm">
          <draw:text-box>
            <text:p><text:span text:style-name="T15">N</text:span><text:span text:style-name="T15">U</text:span><text:span text:style-name="T15">LL</text:span></text:p>
          </draw:text-box>
        </draw:frame>
        <draw:frame draw:style-name="gr43" draw:text-style-name="P25" draw:layer="layout" svg:width="1.764cm" svg:height="0.806cm" svg:x="19.8cm" svg:y="7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40" draw:text-style-name="P25" draw:layer="layout" svg:width="0.942cm" svg:height="0.806cm" svg:x="18.4cm" svg:y="6.6cm">
          <draw:text-box>
            <text:p><text:span text:style-name="T15">-1</text:span></text:p>
          </draw:text-box>
        </draw:frame>
        <draw:frame draw:style-name="gr37" draw:text-style-name="P25" draw:layer="layout" svg:width="0.777cm" svg:height="0.806cm" svg:x="18.423cm" svg:y="5.394cm">
          <draw:text-box>
            <text:p><text:span text:style-name="T15">2</text:span></text:p>
          </draw:text-box>
        </draw:frame>
        <draw:frame draw:style-name="gr37" draw:text-style-name="P25" draw:layer="layout" svg:width="0.777cm" svg:height="0.806cm" svg:x="20.023cm" svg:y="5.4cm">
          <draw:text-box>
            <text:p><text:span text:style-name="T15">3</text:span></text:p>
          </draw:text-box>
        </draw:frame>
        <draw:frame draw:style-name="gr40" draw:text-style-name="P30" draw:layer="layout" svg:width="0.942cm" svg:height="0.806cm" svg:x="20.058cm" svg:y="6.6cm">
          <draw:text-box>
            <text:p><text:span text:style-name="T18">3</text:span></text:p>
          </draw:text-box>
        </draw:frame>
        <draw:frame draw:style-name="gr37" draw:text-style-name="P25" draw:layer="layout" svg:width="0.777cm" svg:height="0.806cm" svg:x="21.8cm" svg:y="5.4cm">
          <draw:text-box>
            <text:p><text:span text:style-name="T15">4</text:span></text:p>
          </draw:text-box>
        </draw:frame>
        <draw:frame draw:style-name="gr40" draw:text-style-name="P25" draw:layer="layout" svg:width="0.942cm" svg:height="0.806cm" svg:x="21.7cm" svg:y="6.594cm">
          <draw:text-box>
            <text:p><text:span text:style-name="T15">4</text:span></text:p>
          </draw:text-box>
        </draw:frame>
        <draw:frame draw:style-name="gr65" draw:text-style-name="P32" draw:layer="layout" svg:width="14.761cm" svg:height="12.794cm" svg:x="0.7cm" svg:y="2.8cm">
          <draw:text-box>
            <text:p text:style-name="P22"><text:span text:style-name="T19">i</text:span><text:span text:style-name="T19">n</text:span><text:span text:style-name="T19">d</text:span><text:span text:style-name="T19">e</text:span><text:span text:style-name="T19">x </text:span><text:span text:style-name="T19">=</text:span><text:span text:style-name="T19"> </text:span><text:span text:style-name="T19">d</text:span><text:span text:style-name="T19">a</text:span><text:span text:style-name="T19">t</text:span><text:span text:style-name="T19">a </text:span><text:span text:style-name="T19">%</text:span><text:span text:style-name="T19"> </text:span><text:span text:style-name="T19">S</text:span><text:span text:style-name="T19">I</text:span><text:span text:style-name="T19">Z</text:span><text:span text:style-name="T19">E</text:span></text:p>
            <text:p text:style-name="P22"><text:span text:style-name="T19">if</text:span><text:span text:style-name="T19">( </text:span><text:span text:style-name="T19">a</text:span><text:span text:style-name="T19">r</text:span><text:span text:style-name="T19">r</text:span><text:span text:style-name="T19">[i</text:span><text:span text:style-name="T19">n</text:span><text:span text:style-name="T19">d</text:span><text:span text:style-name="T19">e</text:span><text:span text:style-name="T19">x</text:span><text:span text:style-name="T19">]</text:span><text:span text:style-name="T19">.</text:span><text:span text:style-name="T19">v</text:span><text:span text:style-name="T19">a</text:span><text:span text:style-name="T19">l</text:span><text:span text:style-name="T19">u</text:span><text:span text:style-name="T19">e </text:span><text:span text:style-name="T19">=</text:span><text:span text:style-name="T19"> </text:span><text:span text:style-name="T19">-</text:span><text:span text:style-name="T19">1 </text:span><text:span text:style-name="T19">)</text:span></text:p>
            <text:p text:style-name="P22"><text:span text:style-name="T19"><text:tab/></text:span><text:span text:style-name="T19">a</text:span><text:span text:style-name="T19">r</text:span><text:span text:style-name="T19">r</text:span><text:span text:style-name="T19">[i</text:span><text:span text:style-name="T19">n</text:span><text:span text:style-name="T19">d</text:span><text:span text:style-name="T19">e</text:span><text:span text:style-name="T19">x</text:span><text:span text:style-name="T19">]</text:span><text:span text:style-name="T19">.</text:span><text:span text:style-name="T19">v</text:span><text:span text:style-name="T19">a</text:span><text:span text:style-name="T19">l</text:span><text:span text:style-name="T19">u</text:span><text:span text:style-name="T19">e </text:span><text:span text:style-name="T19">=</text:span><text:span text:style-name="T19"> </text:span><text:span text:style-name="T19">d</text:span><text:span text:style-name="T19">a</text:span><text:span text:style-name="T19">t</text:span><text:span text:style-name="T19">a</text:span></text:p>
            <text:p text:style-name="P22"><text:span text:style-name="T19"><text:tab/></text:span><text:span text:style-name="T19">r</text:span><text:span text:style-name="T19">e</text:span><text:span text:style-name="T19">t</text:span><text:span text:style-name="T19">u</text:span><text:span text:style-name="T19">r</text:span><text:span text:style-name="T19">n </text:span><text:span text:style-name="T19">e</text:span><text:span text:style-name="T19">_</text:span><text:span text:style-name="T19">t</text:span><text:span text:style-name="T19">r</text:span><text:span text:style-name="T19">u</text:span><text:span text:style-name="T19">e</text:span></text:p>
            <text:p text:style-name="P22"><text:span text:style-name="T19">n</text:span><text:span text:style-name="T19">e</text:span><text:span text:style-name="T19">w</text:span><text:span text:style-name="T19"> </text:span><text:span text:style-name="T19">=</text:span><text:span text:style-name="T19"> </text:span><text:span text:style-name="T19">M</text:span><text:span text:style-name="T19">e</text:span><text:span text:style-name="T19">m</text:span><text:span text:style-name="T19">a</text:span><text:span text:style-name="T19">ll</text:span><text:span text:style-name="T19">o</text:span><text:span text:style-name="T19">c</text:span><text:span text:style-name="T19">(</text:span><text:span text:style-name="T19">s</text:span><text:span text:style-name="T19">i</text:span><text:span text:style-name="T19">z</text:span><text:span text:style-name="T19">e</text:span><text:span text:style-name="T19">o</text:span><text:span text:style-name="T19">f</text:span><text:span text:style-name="T19">(</text:span><text:span text:style-name="T19">h</text:span><text:span text:style-name="T19">a</text:span><text:span text:style-name="T19">s</text:span><text:span text:style-name="T19">h</text:span><text:span text:style-name="T19">_</text:span><text:span text:style-name="T19">t</text:span><text:span text:style-name="T19">)</text:span><text:span text:style-name="T19">)</text:span></text:p>
            <text:p text:style-name="P22"><text:span text:style-name="T19">if</text:span><text:span text:style-name="T19">(</text:span><text:span text:style-name="T19">n</text:span><text:span text:style-name="T19">e</text:span><text:span text:style-name="T19">w</text:span><text:span text:style-name="T19"> </text:span><text:span text:style-name="T19">=</text:span><text:span text:style-name="T19"> </text:span><text:span text:style-name="T19">N</text:span><text:span text:style-name="T19">U</text:span><text:span text:style-name="T19">L</text:span><text:span text:style-name="T19">L </text:span><text:span text:style-name="T19">)</text:span></text:p>
            <text:p text:style-name="P22"><text:span text:style-name="T19"><text:tab/></text:span><text:span text:style-name="T19">r</text:span><text:span text:style-name="T19">e</text:span><text:span text:style-name="T19">t</text:span><text:span text:style-name="T19">u</text:span><text:span text:style-name="T19">r</text:span><text:span text:style-name="T19">n </text:span><text:span text:style-name="T19">e</text:span><text:span text:style-name="T19">_</text:span><text:span text:style-name="T19">f</text:span><text:span text:style-name="T19">a</text:span><text:span text:style-name="T19">l</text:span><text:span text:style-name="T19">s</text:span><text:span text:style-name="T19">e</text:span></text:p>
            <text:p text:style-name="P22"><text:span text:style-name="T19">n</text:span><text:span text:style-name="T19">e</text:span><text:span text:style-name="T19">w</text:span><text:span text:style-name="T19"> </text:span><text:span text:style-name="T19">-</text:span><text:span text:style-name="T19">&gt;</text:span><text:span text:style-name="T19"> </text:span><text:span text:style-name="T19">v</text:span><text:span text:style-name="T19">a</text:span><text:span text:style-name="T19">l</text:span><text:span text:style-name="T19">u</text:span><text:span text:style-name="T19">e </text:span><text:span text:style-name="T19">=</text:span><text:span text:style-name="T19"> </text:span><text:span text:style-name="T19">d</text:span><text:span text:style-name="T19">a</text:span><text:span text:style-name="T19">t</text:span><text:span text:style-name="T19">a</text:span><text:span text:style-name="T19">,</text:span><text:span text:style-name="T19">n</text:span><text:span text:style-name="T19">e</text:span><text:span text:style-name="T19">w</text:span><text:span text:style-name="T19">-</text:span><text:span text:style-name="T19">&gt;</text:span><text:span text:style-name="T19">li</text:span><text:span text:style-name="T19">n</text:span><text:span text:style-name="T19">k </text:span><text:span text:style-name="T19">=</text:span><text:span text:style-name="T19"> </text:span><text:span text:style-name="T19">N</text:span><text:span text:style-name="T19">U</text:span><text:span text:style-name="T19">L</text:span><text:span text:style-name="T19">L</text:span></text:p>
            <text:p text:style-name="P22"><text:span text:style-name="T19">n</text:span><text:span text:style-name="T19">e</text:span><text:span text:style-name="T19">w</text:span><text:span text:style-name="T19"> </text:span><text:span text:style-name="T19">-</text:span><text:span text:style-name="T19">&gt;</text:span><text:span text:style-name="T19"> </text:span><text:span text:style-name="T19">k</text:span><text:span text:style-name="T19">e</text:span><text:span text:style-name="T19">y </text:span><text:span text:style-name="T19">=</text:span><text:span text:style-name="T19"> </text:span><text:span text:style-name="T19">i</text:span><text:span text:style-name="T19">n</text:span><text:span text:style-name="T19">d</text:span><text:span text:style-name="T19">e</text:span><text:span text:style-name="T19">x </text:span></text:p>
            <text:p text:style-name="P22"><text:span text:style-name="T19">if</text:span><text:span text:style-name="T19">( </text:span><text:span text:style-name="T19">a</text:span><text:span text:style-name="T19">r</text:span><text:span text:style-name="T19">r</text:span><text:span text:style-name="T19">[ </text:span><text:span text:style-name="T19">i</text:span><text:span text:style-name="T19">n</text:span><text:span text:style-name="T19">d</text:span><text:span text:style-name="T19">e</text:span><text:span text:style-name="T19">x </text:span><text:span text:style-name="T19">]</text:span><text:span text:style-name="T19">.l</text:span><text:span text:style-name="T19">i</text:span><text:span text:style-name="T19">n</text:span><text:span text:style-name="T19">k </text:span><text:span text:style-name="T19">=</text:span><text:span text:style-name="T19"> </text:span><text:span text:style-name="T19">N</text:span><text:span text:style-name="T19">U</text:span><text:span text:style-name="T19">L</text:span><text:span text:style-name="T19">L </text:span><text:span text:style-name="T19">)</text:span></text:p>
            <text:p text:style-name="P22"><text:span text:style-name="T19"><text:tab/></text:span><text:span text:style-name="T19">a</text:span><text:span text:style-name="T19">r</text:span><text:span text:style-name="T19">r</text:span><text:span text:style-name="T19">[i</text:span><text:span text:style-name="T19">n</text:span><text:span text:style-name="T19">d</text:span><text:span text:style-name="T19">e</text:span><text:span text:style-name="T19">x</text:span><text:span text:style-name="T19">]</text:span><text:span text:style-name="T19">.l</text:span><text:span text:style-name="T19">i</text:span><text:span text:style-name="T19">n</text:span><text:span text:style-name="T19">k </text:span><text:span text:style-name="T19">=</text:span><text:span text:style-name="T19"> </text:span><text:span text:style-name="T19">n</text:span><text:span text:style-name="T19">e</text:span><text:span text:style-name="T19">w</text:span></text:p>
            <text:p text:style-name="P22"><text:span text:style-name="T19"><text:tab/></text:span><text:span text:style-name="T19">r</text:span><text:span text:style-name="T19">e</text:span><text:span text:style-name="T19">t</text:span><text:span text:style-name="T19">u</text:span><text:span text:style-name="T19">r</text:span><text:span text:style-name="T19">n </text:span><text:span text:style-name="T19">e</text:span><text:span text:style-name="T19">_</text:span><text:span text:style-name="T19">t</text:span><text:span text:style-name="T19">r</text:span><text:span text:style-name="T19">u</text:span><text:span text:style-name="T19">e</text:span></text:p>
            <text:p text:style-name="P22"><text:span text:style-name="T19">t</text:span><text:span text:style-name="T19">e</text:span><text:span text:style-name="T19">m</text:span><text:span text:style-name="T19">p </text:span><text:span text:style-name="T19">=</text:span><text:span text:style-name="T19"> </text:span><text:span text:style-name="T19">a</text:span><text:span text:style-name="T19">r</text:span><text:span text:style-name="T19">r</text:span><text:span text:style-name="T19">[i</text:span><text:span text:style-name="T19">n</text:span><text:span text:style-name="T19">d</text:span><text:span text:style-name="T19">e</text:span><text:span text:style-name="T19">x</text:span><text:span text:style-name="T19">]</text:span><text:span text:style-name="T19">.l</text:span><text:span text:style-name="T19">i</text:span><text:span text:style-name="T19">n</text:span><text:span text:style-name="T19">k</text:span></text:p>
            <text:p text:style-name="P22"><text:span text:style-name="T19">w</text:span><text:span text:style-name="T19">h</text:span><text:span text:style-name="T19">il</text:span><text:span text:style-name="T19">e</text:span><text:span text:style-name="T19">( </text:span><text:span text:style-name="T19">t</text:span><text:span text:style-name="T19">e</text:span><text:span text:style-name="T19">m</text:span><text:span text:style-name="T19">p </text:span><text:span text:style-name="T19">-</text:span><text:span text:style-name="T19">&gt;</text:span><text:span text:style-name="T19"> </text:span><text:span text:style-name="T19">li</text:span><text:span text:style-name="T19">n</text:span><text:span text:style-name="T19">k </text:span><text:span text:style-name="T19">!</text:span><text:span text:style-name="T19">=</text:span><text:span text:style-name="T19"> </text:span><text:span text:style-name="T19">N</text:span><text:span text:style-name="T19">U</text:span><text:span text:style-name="T19">L</text:span><text:span text:style-name="T19">L </text:span><text:span text:style-name="T19">)</text:span></text:p>
            <text:p text:style-name="P22"><text:span text:style-name="T19"><text:tab/></text:span><text:span text:style-name="T19">t</text:span><text:span text:style-name="T19">e</text:span><text:span text:style-name="T19">m</text:span><text:span text:style-name="T19">p </text:span><text:span text:style-name="T19">=</text:span><text:span text:style-name="T19"> </text:span><text:span text:style-name="T19">t</text:span><text:span text:style-name="T19">e</text:span><text:span text:style-name="T19">m</text:span><text:span text:style-name="T19">p </text:span><text:span text:style-name="T19">-</text:span><text:span text:style-name="T19">&gt;</text:span><text:span text:style-name="T19"> </text:span><text:span text:style-name="T19">li</text:span><text:span text:style-name="T19">n</text:span><text:span text:style-name="T19">k</text:span></text:p>
            <text:p text:style-name="P22"><text:span text:style-name="T19">t</text:span><text:span text:style-name="T19">e</text:span><text:span text:style-name="T19">m</text:span><text:span text:style-name="T19">p </text:span><text:span text:style-name="T19">-</text:span><text:span text:style-name="T19">&gt;</text:span><text:span text:style-name="T19"> </text:span><text:span text:style-name="T19">li</text:span><text:span text:style-name="T19">n</text:span><text:span text:style-name="T19">k </text:span><text:span text:style-name="T19">=</text:span><text:span text:style-name="T19"> </text:span><text:span text:style-name="T19">n</text:span><text:span text:style-name="T19">e</text:span><text:span text:style-name="T19">w</text:span></text:p>
            <text:p text:style-name="P22"><text:span text:style-name="T19">r</text:span><text:span text:style-name="T19">e</text:span><text:span text:style-name="T19">t</text:span><text:span text:style-name="T19">u</text:span><text:span text:style-name="T19">r</text:span><text:span text:style-name="T19">n </text:span><text:span text:style-name="T19">e</text:span><text:span text:style-name="T19">_</text:span><text:span text:style-name="T19">t</text:span><text:span text:style-name="T19">r</text:span><text:span text:style-name="T19">u</text:span><text:span text:style-name="T19">e</text:span></text:p>
            <text:p/>
          </draw:text-box>
        </draw:frame>
        <draw:frame draw:style-name="gr19" draw:text-style-name="P24" draw:layer="layout" svg:width="3cm" svg:height="0.831cm" svg:x="21cm" svg:y="2.769cm">
          <draw:text-box>
            <text:p><text:span text:style-name="T10">data </text:span><text:span text:style-name="T10">= </text:span><text:span text:style-name="T10">21</text:span></text:p>
          </draw:text-box>
        </draw:frame>
        <draw:g>
          <draw:custom-shape draw:style-name="gr61" draw:text-style-name="P21" draw:layer="layout" svg:width="1.6cm" svg:height="0.9cm" svg:x="16.6cm" svg:y="9.7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0.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1</text:span></text:p>
          </draw:text-box>
        </draw:frame>
        <draw:frame draw:style-name="gr37" draw:text-style-name="P25" draw:layer="layout" svg:width="0.777cm" svg:height="0.806cm" svg:x="16.964cm" svg:y="9.794cm">
          <draw:text-box>
            <text:p><text:span text:style-name="T15">1</text:span></text:p>
          </draw:text-box>
        </draw:frame>
        <draw:line draw:style-name="gr15" draw:text-style-name="P16" draw:layer="layout" svg:x1="17.4cm" svg:y1="8.2cm" svg:x2="17.4cm" svg:y2="9.7cm">
          <text:p/>
        </draw:line>
        <draw:g>
          <draw:custom-shape draw:style-name="gr61" draw:text-style-name="P21" draw:layer="layout" svg:width="1.6cm" svg:height="0.9cm" svg:x="16.6cm" svg:y="13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3.9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1" draw:layer="layout" svg:width="1.6cm" svg:height="0.9cm" svg:x="16.6cm" svg:y="14.8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.342cm" svg:height="0.806cm" svg:x="16.858cm" svg:y="10.694cm">
          <draw:text-box>
            <text:p><text:span text:style-name="T18">11</text:span></text:p>
          </draw:text-box>
        </draw:frame>
        <draw:frame draw:style-name="gr62" draw:text-style-name="P30" draw:layer="layout" svg:width="1.342cm" svg:height="0.806cm" svg:x="16.858cm" svg:y="13.994cm">
          <draw:text-box>
            <text:p><text:span text:style-name="T18">21</text:span></text:p>
          </draw:text-box>
        </draw:frame>
        <draw:frame draw:style-name="gr37" draw:text-style-name="P25" draw:layer="layout" svg:width="0.777cm" svg:height="0.806cm" svg:x="17cm" svg:y="13.094cm">
          <draw:text-box>
            <text:p><text:span text:style-name="T15">1</text:span></text:p>
          </draw:text-box>
        </draw:frame>
        <draw:line draw:style-name="gr15" draw:text-style-name="P16" draw:layer="layout" svg:x1="17.4cm" svg:y1="12cm" svg:x2="17.4cm" svg:y2="13.1cm">
          <text:p/>
        </draw:line>
        <draw:frame draw:style-name="gr43" draw:text-style-name="P25" draw:layer="layout" svg:width="1.764cm" svg:height="0.806cm" svg:x="16.436cm" svg:y="14.794cm">
          <draw:text-box>
            <text:p><text:span text:style-name="T15">N</text:span><text:span text:style-name="T15">U</text:span><text:span text:style-name="T15">L</text:span><text:span text:style-name="T15">L</text:span></text:p>
          </draw:text-box>
        </draw:frame>
        <draw:frame draw:style-name="gr66" draw:text-style-name="P31" draw:layer="layout" svg:width="2.119cm" svg:height="0.962cm" svg:x="21.281cm" svg:y="7.638cm">
          <draw:text-box>
            <text:p>NUL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b_5f_header_5f_" presentation:presentation-page-layout-name="AL2T1">
        <office:forms form:automatic-focus="false" form:apply-design-mode="false"/>
        <draw:frame presentation:style-name="pr8" draw:text-style-name="P4" draw:layer="layout" svg:width="27.3cm" svg:height="2.957cm" svg:x="0.9cm" svg:y="10.864cm" presentation:class="title" presentation:user-transformed="true">
          <draw:text-box>
            <text:p><text:span text:style-name="T3"><text:tab/></text:span><text:span text:style-name="T3">C</text:span><text:span text:style-name="T3">o</text:span><text:span text:style-name="T3">d</text:span><text:span text:style-name="T3">e</text:span><text:span text:style-name="T3"> </text:span><text:span text:style-name="T3">-</text:span><text:span text:style-name="T3">i</text:span><text:span text:style-name="T3">n</text:span><text:span text:style-name="T3">s</text:span><text:span text:style-name="T3">e</text:span><text:span text:style-name="T3">r</text:span><text:span text:style-name="T3">t</text:span><text:span text:style-name="T3">_</text:span><text:span text:style-name="T3">h</text:span><text:span text:style-name="T3">a</text:span><text:span text:style-name="T3">s</text:span><text:span text:style-name="T3">h</text:span><text:span text:style-name="T3">t</text:span><text:span text:style-name="T3">a</text:span><text:span text:style-name="T3">b</text:span><text:span text:style-name="T3">l</text:span><text:span text:style-name="T3">e</text:span><text:span text:style-name="T3">(</text:span><text:span text:style-name="T3">a</text:span><text:span text:style-name="T3">r</text:span><text:span text:style-name="T3">r</text:span><text:span text:style-name="T3">,</text:span><text:span text:style-name="T3">d</text:span><text:span text:style-name="T3">a</text:span><text:span text:style-name="T3">t</text:span><text:span text:style-name="T3">a</text:span><text:span text:style-name="T3">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99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1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1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3DT18H16M55S</meta:editing-duration>
    <meta:editing-cycles>176</meta:editing-cycles>
    <meta:generator>LibreOffice/6.0.7.3$Linux_X86_64 LibreOffice_project/00m0$Build-3</meta:generator>
    <dc:title>Bright Blue</dc:title>
    <dc:date>2021-01-19T19:50:04.308061589</dc:date>
    <meta:document-statistic meta:object-count="1425"/>
    <meta:template xlink:type="simple" xlink:actuate="onRequest" xlink:title="Bright Blue" xlink:href="../../Queue/Introduction/R05_Flowchart.odp" meta:date="2020-04-08T20:36:48.497255069"/>
  </office:meta>
</office:document-meta>
</file>